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113"/>
    <style:style style:name="ce3" style:family="table-cell" style:parent-style-name="Default" style:data-style-name="N111"/>
    <style:style style:name="ce4" style:family="table-cell" style:parent-style-name="Default" style:data-style-name="N112"/>
    <style:style style:name="ce5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#with N_side intervals between k_min and k_max</text:p>
          </table:table-cell>
          <table:covered-table-cell table:number-columns-repeated="3" table:style-name="ce1"/>
          <table:table-cell table:number-columns-repeated="17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1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28" calcext:value-type="float">
            <text:p>0.228</text:p>
          </table:table-cell>
          <table:table-cell office:value-type="float" office:value="2.464" calcext:value-type="float">
            <text:p>2.464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137" calcext:value-type="float">
            <text:p>1.137</text:p>
          </table:table-cell>
          <table:table-cell office:value-type="float" office:value="1.643" calcext:value-type="float">
            <text:p>1.643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549" calcext:value-type="float">
            <text:p>1.549</text:p>
          </table:table-cell>
          <table:table-cell office:value-type="float" office:value="1.388" calcext:value-type="float">
            <text:p>1.388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1.73" calcext:value-type="float">
            <text:p>1.73</text:p>
          </table:table-cell>
          <table:table-cell office:value-type="float" office:value="1.271" calcext:value-type="float">
            <text:p>1.271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1.868" calcext:value-type="float">
            <text:p>1.868</text:p>
          </table:table-cell>
          <table:table-cell office:value-type="float" office:value="1.162" calcext:value-type="float">
            <text:p>1.162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071" calcext:value-type="float">
            <text:p>2.071</text:p>
          </table:table-cell>
          <table:table-cell office:value-type="float" office:value="1.049" calcext:value-type="float">
            <text:p>1.049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76" calcext:value-type="float">
            <text:p>2.276</text:p>
          </table:table-cell>
          <table:table-cell office:value-type="float" office:value="0.94" calcext:value-type="float">
            <text:p>0.94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.327" calcext:value-type="float">
            <text:p>2.327</text:p>
          </table:table-cell>
          <table:table-cell office:value-type="float" office:value="0.849" calcext:value-type="float">
            <text:p>0.849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2.441" calcext:value-type="float">
            <text:p>2.441</text:p>
          </table:table-cell>
          <table:table-cell office:value-type="float" office:value="0.755" calcext:value-type="float">
            <text:p>0.755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2.494" calcext:value-type="float">
            <text:p>2.494</text:p>
          </table:table-cell>
          <table:table-cell office:value-type="float" office:value="0.594" calcext:value-type="float">
            <text:p>0.594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2.682" calcext:value-type="float">
            <text:p>2.682</text:p>
          </table:table-cell>
          <table:table-cell office:value-type="float" office:value="0.505" calcext:value-type="float">
            <text:p>0.505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2.757" calcext:value-type="float">
            <text:p>2.757</text:p>
          </table:table-cell>
          <table:table-cell office:value-type="float" office:value="0.431" calcext:value-type="float">
            <text:p>0.431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2.644" calcext:value-type="float">
            <text:p>2.644</text:p>
          </table:table-cell>
          <table:table-cell office:value-type="float" office:value="0.377" calcext:value-type="float">
            <text:p>0.377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4" table:number-rows-spanned="1">
            <text:p>#with N_side/2 intervals between k_min and k_max</text:p>
          </table:table-cell>
          <table:covered-table-cell table:number-columns-repeated="2" table:style-name="Default"/>
          <table:covered-table-cell/>
          <table:table-cell table:number-columns-repeated="17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1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office:value-type="float" office:value="2.463" calcext:value-type="float">
            <text:p>2.463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518" calcext:value-type="float">
            <text:p>1.518</text:p>
          </table:table-cell>
          <table:table-cell office:value-type="float" office:value="1.624" calcext:value-type="float">
            <text:p>1.624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769" calcext:value-type="float">
            <text:p>1.769</text:p>
          </table:table-cell>
          <table:table-cell office:value-type="float" office:value="1.36" calcext:value-type="float">
            <text:p>1.36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2.146" calcext:value-type="float">
            <text:p>2.146</text:p>
          </table:table-cell>
          <table:table-cell office:value-type="float" office:value="1.239" calcext:value-type="float">
            <text:p>1.239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361" calcext:value-type="float">
            <text:p>2.361</text:p>
          </table:table-cell>
          <table:table-cell office:value-type="float" office:value="1.121" calcext:value-type="float">
            <text:p>1.121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78" calcext:value-type="float">
            <text:p>2.578</text:p>
          </table:table-cell>
          <table:table-cell office:value-type="float" office:value="1.008" calcext:value-type="float">
            <text:p>1.008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893" calcext:value-type="float">
            <text:p>2.893</text:p>
          </table:table-cell>
          <table:table-cell office:value-type="float" office:value="0.889" calcext:value-type="float">
            <text:p>0.889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.214" calcext:value-type="float">
            <text:p>3.214</text:p>
          </table:table-cell>
          <table:table-cell office:value-type="float" office:value="0.777" calcext:value-type="float">
            <text:p>0.777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3.566" calcext:value-type="float">
            <text:p>3.566</text:p>
          </table:table-cell>
          <table:table-cell office:value-type="float" office:value="0.682" calcext:value-type="float">
            <text:p>0.682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4.039" calcext:value-type="float">
            <text:p>4.039</text:p>
          </table:table-cell>
          <table:table-cell office:value-type="float" office:value="0.508" calcext:value-type="float">
            <text:p>0.508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4.396" calcext:value-type="float">
            <text:p>4.39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4.652" calcext:value-type="float">
            <text:p>4.652</text:p>
          </table:table-cell>
          <table:table-cell office:value-type="float" office:value="0.369" calcext:value-type="float">
            <text:p>0.369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5.183" calcext:value-type="float">
            <text:p>5.183</text:p>
          </table:table-cell>
          <table:table-cell office:value-type="float" office:value="0.298" calcext:value-type="float">
            <text:p>0.298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4" table:number-rows-spanned="1">
            <text:p>#With side length of 512</text:p>
          </table:table-cell>
          <table:covered-table-cell table:number-columns-repeated="2" table:style-name="Default"/>
          <table:covered-table-cell/>
          <table:table-cell table:number-columns-repeated="17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29" calcext:value-type="float">
            <text:p>0.229</text:p>
          </table:table-cell>
          <table:table-cell office:value-type="float" office:value="2.462" calcext:value-type="float">
            <text:p>2.462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186" calcext:value-type="float">
            <text:p>1.186</text:p>
          </table:table-cell>
          <table:table-cell office:value-type="float" office:value="1.635" calcext:value-type="float">
            <text:p>1.635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663" calcext:value-type="float">
            <text:p>1.663</text:p>
          </table:table-cell>
          <table:table-cell office:value-type="float" office:value="1.373" calcext:value-type="float">
            <text:p>1.373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1.93" calcext:value-type="float">
            <text:p>1.93</text:p>
          </table:table-cell>
          <table:table-cell office:value-type="float" office:value="1.248" calcext:value-type="float">
            <text:p>1.248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188" calcext:value-type="float">
            <text:p>2.188</text:p>
          </table:table-cell>
          <table:table-cell office:value-type="float" office:value="1.129" calcext:value-type="float">
            <text:p>1.129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479" calcext:value-type="float">
            <text:p>2.479</text:p>
          </table:table-cell>
          <table:table-cell office:value-type="float" office:value="1.012" calcext:value-type="float">
            <text:p>1.012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721" calcext:value-type="float">
            <text:p>2.721</text:p>
          </table:table-cell>
          <table:table-cell office:value-type="float" office:value="0.905" calcext:value-type="float">
            <text:p>0.905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.071" calcext:value-type="float">
            <text:p>3.071</text:p>
          </table:table-cell>
          <table:table-cell office:value-type="float" office:value="0.794" calcext:value-type="float">
            <text:p>0.794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3.425" calcext:value-type="float">
            <text:p>3.425</text:p>
          </table:table-cell>
          <table:table-cell office:value-type="float" office:value="0.689" calcext:value-type="float">
            <text:p>0.689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4.154" calcext:value-type="float">
            <text:p>4.154</text:p>
          </table:table-cell>
          <table:table-cell office:value-type="float" office:value="0.498" calcext:value-type="float">
            <text:p>0.498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4.566" calcext:value-type="float">
            <text:p>4.566</text:p>
          </table:table-cell>
          <table:table-cell office:value-type="float" office:value="0.411" calcext:value-type="float">
            <text:p>0.411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4.803" calcext:value-type="float">
            <text:p>4.803</text:p>
          </table:table-cell>
          <table:table-cell office:value-type="float" office:value="0.341" calcext:value-type="float">
            <text:p>0.341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5.093" calcext:value-type="float">
            <text:p>5.093</text:p>
          </table:table-cell>
          <table:table-cell office:value-type="float" office:value="0.275" calcext:value-type="float">
            <text:p>0.275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4" table:number-rows-spanned="1">
            <text:p>#[-20:,:,:] = 0 incompleteness applied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With incompletene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riginal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44" calcext:value-type="float">
            <text:p>0.244</text:p>
          </table:table-cell>
          <table:table-cell office:value-type="float" office:value="2.449" calcext:value-type="float">
            <text:p>2.449</text:p>
          </table:table-cell>
          <table:table-cell office:value-type="float" office:value="0.235" calcext:value-type="float">
            <text:p>0.235</text:p>
          </table:table-cell>
          <table:table-cell office:value-type="float" office:value="2.457" calcext:value-type="float">
            <text:p>2.45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26" calcext:value-type="float">
            <text:p>1.26</text:p>
          </table:table-cell>
          <table:table-cell office:value-type="float" office:value="1.622" calcext:value-type="float">
            <text:p>1.622</text:p>
          </table:table-cell>
          <table:table-cell office:value-type="float" office:value="1.246" calcext:value-type="float">
            <text:p>1.246</text:p>
          </table:table-cell>
          <table:table-cell office:value-type="float" office:value="1.624" calcext:value-type="float">
            <text:p>1.6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882" calcext:value-type="float">
            <text:p>1.882</text:p>
          </table:table-cell>
          <table:table-cell office:value-type="float" office:value="1.348" calcext:value-type="float">
            <text:p>1.348</text:p>
          </table:table-cell>
          <table:table-cell office:value-type="float" office:value="1.76" calcext:value-type="float">
            <text:p>1.76</text:p>
          </table:table-cell>
          <table:table-cell office:value-type="float" office:value="1.361" calcext:value-type="float">
            <text:p>1.36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2.164" calcext:value-type="float">
            <text:p>2.164</text:p>
          </table:table-cell>
          <table:table-cell office:value-type="float" office:value="1.225" calcext:value-type="float">
            <text:p>1.225</text:p>
          </table:table-cell>
          <table:table-cell office:value-type="float" office:value="2.055" calcext:value-type="float">
            <text:p>2.055</text:p>
          </table:table-cell>
          <table:table-cell office:value-type="float" office:value="1.235" calcext:value-type="float">
            <text:p>1.23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533" calcext:value-type="float">
            <text:p>2.533</text:p>
          </table:table-cell>
          <table:table-cell office:value-type="float" office:value="1.099" calcext:value-type="float">
            <text:p>1.099</text:p>
          </table:table-cell>
          <table:table-cell office:value-type="float" office:value="2.319" calcext:value-type="float">
            <text:p>2.319</text:p>
          </table:table-cell>
          <table:table-cell office:value-type="float" office:value="1.118" calcext:value-type="float">
            <text:p>1.11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836" calcext:value-type="float">
            <text:p>2.836</text:p>
          </table:table-cell>
          <table:table-cell office:value-type="float" office:value="0.985" calcext:value-type="float">
            <text:p>0.985</text:p>
          </table:table-cell>
          <table:table-cell office:value-type="float" office:value="2.645" calcext:value-type="float">
            <text:p>2.645</text:p>
          </table:table-cell>
          <table:table-cell office:value-type="float" office:value="0.999" calcext:value-type="float">
            <text:p>0.99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3.33" calcext:value-type="float">
            <text:p>3.33</text:p>
          </table:table-cell>
          <table:table-cell office:value-type="float" office:value="0.864" calcext:value-type="float">
            <text:p>0.864</text:p>
          </table:table-cell>
          <table:table-cell office:value-type="float" office:value="2.969" calcext:value-type="float">
            <text:p>2.969</text:p>
          </table:table-cell>
          <table:table-cell office:value-type="float" office:value="0.887" calcext:value-type="float">
            <text:p>0.88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.705" calcext:value-type="float">
            <text:p>3.705</text:p>
          </table:table-cell>
          <table:table-cell office:value-type="float" office:value="0.755" calcext:value-type="float">
            <text:p>0.755</text:p>
          </table:table-cell>
          <table:table-cell office:value-type="float" office:value="3.375" calcext:value-type="float">
            <text:p>3.375</text:p>
          </table:table-cell>
          <table:table-cell office:value-type="float" office:value="0.774" calcext:value-type="float">
            <text:p>0.77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4.025" calcext:value-type="float">
            <text:p>4.025</text:p>
          </table:table-cell>
          <table:table-cell office:value-type="float" office:value="0.657" calcext:value-type="float">
            <text:p>0.657</text:p>
          </table:table-cell>
          <table:table-cell office:value-type="float" office:value="3.562" calcext:value-type="float">
            <text:p>3.562</text:p>
          </table:table-cell>
          <table:table-cell office:value-type="float" office:value="0.682" calcext:value-type="float">
            <text:p>0.68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4.311" calcext:value-type="float">
            <text:p>4.311</text:p>
          </table:table-cell>
          <table:table-cell office:value-type="float" office:value="0.491" calcext:value-type="float">
            <text:p>0.491</text:p>
          </table:table-cell>
          <table:table-cell office:value-type="float" office:value="3.936" calcext:value-type="float">
            <text:p>3.936</text:p>
          </table:table-cell>
          <table:table-cell office:value-type="float" office:value="0.511" calcext:value-type="float">
            <text:p>0.5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4.497" calcext:value-type="float">
            <text:p>4.497</text:p>
          </table:table-cell>
          <table:table-cell office:value-type="float" office:value="0.415" calcext:value-type="float">
            <text:p>0.415</text:p>
          </table:table-cell>
          <table:table-cell office:value-type="float" office:value="4.21" calcext:value-type="float">
            <text:p>4.21</text:p>
          </table:table-cell>
          <table:table-cell office:value-type="float" office:value="0.428" calcext:value-type="float">
            <text:p>0.42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5.09" calcext:value-type="float">
            <text:p>5.09</text:p>
          </table:table-cell>
          <table:table-cell office:value-type="float" office:value="0.329" calcext:value-type="float">
            <text:p>0.329</text:p>
          </table:table-cell>
          <table:table-cell office:value-type="float" office:value="4.414" calcext:value-type="float">
            <text:p>4.414</text:p>
          </table:table-cell>
          <table:table-cell office:value-type="float" office:value="0.355" calcext:value-type="float">
            <text:p>0.35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4.953" calcext:value-type="float">
            <text:p>4.953</text:p>
          </table:table-cell>
          <table:table-cell office:value-type="float" office:value="0.278" calcext:value-type="float">
            <text:p>0.278</text:p>
          </table:table-cell>
          <table:table-cell office:value-type="float" office:value="4.362" calcext:value-type="float">
            <text:p>4.362</text:p>
          </table:table-cell>
          <table:table-cell office:value-type="float" office:value="0.302" calcext:value-type="float">
            <text:p>0.302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4" table:number-rows-spanned="1">
            <text:p>#[-100:,:,:] = 0 incompleteness applied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With incompletene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riginal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8" calcext:value-type="float">
            <text:p>0.258</text:p>
          </table:table-cell>
          <table:table-cell office:value-type="float" office:value="2.437" calcext:value-type="float">
            <text:p>2.437</text:p>
          </table:table-cell>
          <table:table-cell office:value-type="float" office:value="0.241" calcext:value-type="float">
            <text:p>0.241</text:p>
          </table:table-cell>
          <table:table-cell office:value-type="float" office:value="2.451" calcext:value-type="float">
            <text:p>2.45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111" calcext:value-type="float">
            <text:p>1.111</text:p>
          </table:table-cell>
          <table:table-cell office:value-type="float" office:value="1.649" calcext:value-type="float">
            <text:p>1.649</text:p>
          </table:table-cell>
          <table:table-cell office:value-type="float" office:value="1.248" calcext:value-type="float">
            <text:p>1.248</text:p>
          </table:table-cell>
          <table:table-cell office:value-type="float" office:value="1.624" calcext:value-type="float">
            <text:p>1.6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793" calcext:value-type="float">
            <text:p>1.793</text:p>
          </table:table-cell>
          <table:table-cell office:value-type="float" office:value="1.358" calcext:value-type="float">
            <text:p>1.358</text:p>
          </table:table-cell>
          <table:table-cell office:value-type="float" office:value="1.677" calcext:value-type="float">
            <text:p>1.677</text:p>
          </table:table-cell>
          <table:table-cell office:value-type="float" office:value="1.372" calcext:value-type="float">
            <text:p>1.37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2.068" calcext:value-type="float">
            <text:p>2.068</text:p>
          </table:table-cell>
          <table:table-cell office:value-type="float" office:value="1.234" calcext:value-type="float">
            <text:p>1.234</text:p>
          </table:table-cell>
          <table:table-cell office:value-type="float" office:value="2.081" calcext:value-type="float">
            <text:p>2.081</text:p>
          </table:table-cell>
          <table:table-cell office:value-type="float" office:value="1.232" calcext:value-type="float">
            <text:p>1.23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.662" calcext:value-type="float">
            <text:p>2.662</text:p>
          </table:table-cell>
          <table:table-cell office:value-type="float" office:value="1.088" calcext:value-type="float">
            <text:p>1.088</text:p>
          </table:table-cell>
          <table:table-cell office:value-type="float" office:value="2.399" calcext:value-type="float">
            <text:p>2.399</text:p>
          </table:table-cell>
          <table:table-cell office:value-type="float" office:value="1.11" calcext:value-type="float">
            <text:p>1.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334" calcext:value-type="float">
            <text:p>3.334</text:p>
          </table:table-cell>
          <table:table-cell office:value-type="float" office:value="0.952" calcext:value-type="float">
            <text:p>0.952</text:p>
          </table:table-cell>
          <table:table-cell office:value-type="float" office:value="2.609" calcext:value-type="float">
            <text:p>2.609</text:p>
          </table:table-cell>
          <table:table-cell office:value-type="float" office:value="1.003" calcext:value-type="float">
            <text:p>1.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908" calcext:value-type="float">
            <text:p>2.908</text:p>
          </table:table-cell>
          <table:table-cell office:value-type="float" office:value="0.891" calcext:value-type="float">
            <text:p>0.891</text:p>
          </table:table-cell>
          <table:table-cell office:value-type="float" office:value="3.017" calcext:value-type="float">
            <text:p>3.017</text:p>
          </table:table-cell>
          <table:table-cell office:value-type="float" office:value="0.884" calcext:value-type="float">
            <text:p>0.88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.617" calcext:value-type="float">
            <text:p>3.617</text:p>
          </table:table-cell>
          <table:table-cell office:value-type="float" office:value="0.762" calcext:value-type="float">
            <text:p>0.762</text:p>
          </table:table-cell>
          <table:table-cell office:value-type="float" office:value="3.211" calcext:value-type="float">
            <text:p>3.211</text:p>
          </table:table-cell>
          <table:table-cell office:value-type="float" office:value="0.786" calcext:value-type="float">
            <text:p>0.78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4.155" calcext:value-type="float">
            <text:p>4.155</text:p>
          </table:table-cell>
          <table:table-cell office:value-type="float" office:value="0.651" calcext:value-type="float">
            <text:p>0.651</text:p>
          </table:table-cell>
          <table:table-cell office:value-type="float" office:value="3.523" calcext:value-type="float">
            <text:p>3.523</text:p>
          </table:table-cell>
          <table:table-cell office:value-type="float" office:value="0.684" calcext:value-type="float">
            <text:p>0.68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4.221" calcext:value-type="float">
            <text:p>4.221</text:p>
          </table:table-cell>
          <table:table-cell office:value-type="float" office:value="0.496" calcext:value-type="float">
            <text:p>0.496</text:p>
          </table:table-cell>
          <table:table-cell office:value-type="float" office:value="3.907" calcext:value-type="float">
            <text:p>3.907</text:p>
          </table:table-cell>
          <table:table-cell office:value-type="float" office:value="0.513" calcext:value-type="float">
            <text:p>0.5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6.626" calcext:value-type="float">
            <text:p>6.626</text:p>
          </table:table-cell>
          <table:table-cell office:value-type="float" office:value="0.347" calcext:value-type="float">
            <text:p>0.347</text:p>
          </table:table-cell>
          <table:table-cell office:value-type="float" office:value="4.239" calcext:value-type="float">
            <text:p>4.239</text:p>
          </table:table-cell>
          <table:table-cell office:value-type="float" office:value="0.427" calcext:value-type="float">
            <text:p>0.42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7.371" calcext:value-type="float">
            <text:p>7.371</text:p>
          </table:table-cell>
          <table:table-cell office:value-type="float" office:value="0.27" calcext:value-type="float">
            <text:p>0.27</text:p>
          </table:table-cell>
          <table:table-cell office:value-type="float" office:value="4.444" calcext:value-type="float">
            <text:p>4.444</text:p>
          </table:table-cell>
          <table:table-cell office:value-type="float" office:value="0.354" calcext:value-type="float">
            <text:p>0.35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5.754" calcext:value-type="float">
            <text:p>5.754</text:p>
          </table:table-cell>
          <table:table-cell office:value-type="float" office:value="0.256" calcext:value-type="float">
            <text:p>0.256</text:p>
          </table:table-cell>
          <table:table-cell office:value-type="float" office:value="4.244" calcext:value-type="float">
            <text:p>4.244</text:p>
          </table:table-cell>
          <table:table-cell office:value-type="float" office:value="0.308" calcext:value-type="float">
            <text:p>0.308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4" table:number-rows-spanned="1">
            <text:p>#Original A and alpha with error bar, mean of 100</text:p>
          </table:table-cell>
          <table:covered-table-cell table:number-columns-repeated="2" table:style-name="Default"/>
          <table:covered-table-cell/>
          <table:table-cell table:number-columns-repeated="17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lpha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" office:value-type="float" office:value="0.23461" calcext:value-type="float">
            <text:p>0.2346</text:p>
          </table:table-cell>
          <table:table-cell table:style-name="ce3" office:value-type="float" office:value="0.0002" calcext:value-type="float">
            <text:p>0.0002</text:p>
          </table:table-cell>
          <table:table-cell table:style-name="ce4" office:value-type="float" office:value="2.457017" calcext:value-type="float">
            <text:p>2.45702</text:p>
          </table:table-cell>
          <table:table-cell table:style-name="ce4" office:value-type="float" office:value="0.00017" calcext:value-type="float">
            <text:p>0.0001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 office:value-type="float" office:value="1.2367262" calcext:value-type="float">
            <text:p>1.2367</text:p>
          </table:table-cell>
          <table:table-cell table:style-name="ce3" office:value-type="float" office:value="0.00080035725" calcext:value-type="float">
            <text:p>0.0008</text:p>
          </table:table-cell>
          <table:table-cell table:style-name="ce4" office:value-type="float" office:value="1.625650095" calcext:value-type="float">
            <text:p>1.62565</text:p>
          </table:table-cell>
          <table:table-cell table:style-name="ce4" office:value-type="float" office:value="0.00002502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7" calcext:value-type="float">
            <text:p>1.7</text:p>
          </table:table-cell>
          <table:table-cell table:style-name="ce3" office:value-type="float" office:value="1.7637873" calcext:value-type="float">
            <text:p>1.7638</text:p>
          </table:table-cell>
          <table:table-cell table:style-name="ce3" office:value-type="float" office:value="0.0014213" calcext:value-type="float">
            <text:p>0.0014</text:p>
          </table:table-cell>
          <table:table-cell table:style-name="ce4" office:value-type="float" office:value="1.360788" calcext:value-type="float">
            <text:p>1.36079</text:p>
          </table:table-cell>
          <table:table-cell table:style-name="ce4" office:value-type="float" office:value="0.000022225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8" calcext:value-type="float">
            <text:p>1.8</text:p>
          </table:table-cell>
          <table:table-cell table:style-name="ce3" office:value-type="float" office:value="2.0492416" calcext:value-type="float">
            <text:p>2.0492</text:p>
          </table:table-cell>
          <table:table-cell table:style-name="ce3" office:value-type="float" office:value="0.001262" calcext:value-type="float">
            <text:p>0.0013</text:p>
          </table:table-cell>
          <table:table-cell table:style-name="ce4" office:value-type="float" office:value="1.235638" calcext:value-type="float">
            <text:p>1.23564</text:p>
          </table:table-cell>
          <table:table-cell table:style-name="ce4" office:value-type="float" office:value="0.00001467" calcext:value-type="float">
            <text:p>0.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9" calcext:value-type="float">
            <text:p>1.9</text:p>
          </table:table-cell>
          <table:table-cell table:style-name="ce3" office:value-type="float" office:value="2.33443" calcext:value-type="float">
            <text:p>2.3344</text:p>
          </table:table-cell>
          <table:table-cell table:style-name="ce3" office:value-type="float" office:value="0.00244" calcext:value-type="float">
            <text:p>0.0024</text:p>
          </table:table-cell>
          <table:table-cell table:style-name="ce4" office:value-type="float" office:value="1.1161438" calcext:value-type="float">
            <text:p>1.11614</text:p>
          </table:table-cell>
          <table:table-cell table:style-name="ce4" office:value-type="float" office:value="0.0000226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ce3" office:value-type="float" office:value="2.6332" calcext:value-type="float">
            <text:p>2.6332</text:p>
          </table:table-cell>
          <table:table-cell table:style-name="ce3" office:value-type="float" office:value="0.0028" calcext:value-type="float">
            <text:p>0.0028</text:p>
          </table:table-cell>
          <table:table-cell table:style-name="ce4" office:value-type="float" office:value="1.0005168" calcext:value-type="float">
            <text:p>1.00052</text:p>
          </table:table-cell>
          <table:table-cell table:style-name="ce4" office:value-type="float" office:value="0.000019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1" calcext:value-type="float">
            <text:p>2.1</text:p>
          </table:table-cell>
          <table:table-cell table:style-name="ce3" office:value-type="float" office:value="2.939659" calcext:value-type="float">
            <text:p>2.9397</text:p>
          </table:table-cell>
          <table:table-cell table:style-name="ce3" office:value-type="float" office:value="0.00246" calcext:value-type="float">
            <text:p>0.0025</text:p>
          </table:table-cell>
          <table:table-cell table:style-name="ce4" office:value-type="float" office:value="0.889373" calcext:value-type="float">
            <text:p>0.88937</text:p>
          </table:table-cell>
          <table:table-cell table:style-name="ce4" office:value-type="float" office:value="0.000014421" calcext:value-type="float">
            <text:p>0.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2" calcext:value-type="float">
            <text:p>2.2</text:p>
          </table:table-cell>
          <table:table-cell table:style-name="ce3" office:value-type="float" office:value="3.24016" calcext:value-type="float">
            <text:p>3.2402</text:p>
          </table:table-cell>
          <table:table-cell table:style-name="ce3" office:value-type="float" office:value="0.00323" calcext:value-type="float">
            <text:p>0.0032</text:p>
          </table:table-cell>
          <table:table-cell table:style-name="ce4" office:value-type="float" office:value="0.783803" calcext:value-type="float">
            <text:p>0.78380</text:p>
          </table:table-cell>
          <table:table-cell table:style-name="ce4" office:value-type="float" office:value="0.000016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3" calcext:value-type="float">
            <text:p>2.3</text:p>
          </table:table-cell>
          <table:table-cell table:style-name="ce3" office:value-type="float" office:value="3.5156467" calcext:value-type="float">
            <text:p>3.5156</text:p>
          </table:table-cell>
          <table:table-cell table:style-name="ce3" office:value-type="float" office:value="0.0045" calcext:value-type="float">
            <text:p>0.0045</text:p>
          </table:table-cell>
          <table:table-cell table:style-name="ce4" office:value-type="float" office:value="0.68504" calcext:value-type="float">
            <text:p>0.68504</text:p>
          </table:table-cell>
          <table:table-cell table:style-name="ce4" office:value-type="float" office:value="0.000019108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ce3" office:value-type="float" office:value="3.9818" calcext:value-type="float">
            <text:p>3.9818</text:p>
          </table:table-cell>
          <table:table-cell table:style-name="ce3" office:value-type="float" office:value="0.0077662" calcext:value-type="float">
            <text:p>0.0078</text:p>
          </table:table-cell>
          <table:table-cell table:style-name="ce4" office:value-type="float" office:value="0.508405" calcext:value-type="float">
            <text:p>0.50841</text:p>
          </table:table-cell>
          <table:table-cell table:style-name="ce4" office:value-type="float" office:value="0.0000261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6" calcext:value-type="float">
            <text:p>2.6</text:p>
          </table:table-cell>
          <table:table-cell table:style-name="ce3" office:value-type="float" office:value="4.15682" calcext:value-type="float">
            <text:p>4.1568</text:p>
          </table:table-cell>
          <table:table-cell table:style-name="ce3" office:value-type="float" office:value="0.00729" calcext:value-type="float">
            <text:p>0.0073</text:p>
          </table:table-cell>
          <table:table-cell table:style-name="ce4" office:value-type="float" office:value="0.4313785" calcext:value-type="float">
            <text:p>0.43138</text:p>
          </table:table-cell>
          <table:table-cell table:style-name="ce4" office:value-type="float" office:value="0.00002268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7" calcext:value-type="float">
            <text:p>2.7</text:p>
          </table:table-cell>
          <table:table-cell table:style-name="ce3" office:value-type="float" office:value="4.26446" calcext:value-type="float">
            <text:p>4.2645</text:p>
          </table:table-cell>
          <table:table-cell table:style-name="ce3" office:value-type="float" office:value="0.009026" calcext:value-type="float">
            <text:p>0.0090</text:p>
          </table:table-cell>
          <table:table-cell table:style-name="ce4" office:value-type="float" office:value="0.3634669" calcext:value-type="float">
            <text:p>0.36347</text:p>
          </table:table-cell>
          <table:table-cell table:style-name="ce4" office:value-type="float" office:value="0.000027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8" calcext:value-type="float">
            <text:p>2.8</text:p>
          </table:table-cell>
          <table:table-cell table:style-name="ce3" office:value-type="float" office:value="4.286478" calcext:value-type="float">
            <text:p>4.2865</text:p>
          </table:table-cell>
          <table:table-cell table:style-name="ce3" office:value-type="float" office:value="0.01148" calcext:value-type="float">
            <text:p>0.0115</text:p>
          </table:table-cell>
          <table:table-cell table:style-name="ce4" office:value-type="float" office:value="0.30537956" calcext:value-type="float">
            <text:p>0.30538</text:p>
          </table:table-cell>
          <table:table-cell table:style-name="ce4" office:value-type="float" office:value="0.00003398" calcext:value-type="float">
            <text:p>0.00003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4" table:number-rows-spanned="1">
            <text:p>#[-20:,:,:] = 0 incompleteness applied</text:p>
          </table:table-cell>
          <table:covered-table-cell table:number-columns-repeated="3" table:style-name="ce1"/>
          <table:table-cell table:number-columns-repeated="17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lpha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0.24651825186698" calcext:value-type="float">
            <text:p>0.24652</text:p>
          </table:table-cell>
          <table:table-cell table:style-name="ce4" office:value-type="float" office:value="0.0003112445424345" calcext:value-type="float">
            <text:p>0.00031</text:p>
          </table:table-cell>
          <table:table-cell table:style-name="ce4" office:value-type="float" office:value="2.44724788273977" calcext:value-type="float">
            <text:p>2.44725</text:p>
          </table:table-cell>
          <table:table-cell table:style-name="ce4" office:value-type="float" office:value="0.00023625125068958" calcext:value-type="float">
            <text:p>0.000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1.30923780502861" calcext:value-type="float">
            <text:p>1.30924</text:p>
          </table:table-cell>
          <table:table-cell table:style-name="ce4" office:value-type="float" office:value="0.00182784613746393" calcext:value-type="float">
            <text:p>0.00183</text:p>
          </table:table-cell>
          <table:table-cell table:style-name="ce4" office:value-type="float" office:value="1.61414514501443" calcext:value-type="float">
            <text:p>1.61415</text:p>
          </table:table-cell>
          <table:table-cell table:style-name="ce4" office:value-type="float" office:value="0.0000507192862115552" calcext:value-type="float">
            <text:p>0.000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7" calcext:value-type="float">
            <text:p>1.7</text:p>
          </table:table-cell>
          <table:table-cell table:style-name="ce4" office:value-type="float" office:value="1.86510527820208" calcext:value-type="float">
            <text:p>1.86511</text:p>
          </table:table-cell>
          <table:table-cell table:style-name="ce4" office:value-type="float" office:value="0.00415639179067296" calcext:value-type="float">
            <text:p>0.00416</text:p>
          </table:table-cell>
          <table:table-cell table:style-name="ce4" office:value-type="float" office:value="1.34948867142678" calcext:value-type="float">
            <text:p>1.34949</text:p>
          </table:table-cell>
          <table:table-cell table:style-name="ce4" office:value-type="float" office:value="0.0000567026578283256" calcext:value-type="float">
            <text:p>0.0000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8" calcext:value-type="float">
            <text:p>1.8</text:p>
          </table:table-cell>
          <table:table-cell table:style-name="ce4" office:value-type="float" office:value="2.16846747410626" calcext:value-type="float">
            <text:p>2.16847</text:p>
          </table:table-cell>
          <table:table-cell table:style-name="ce4" office:value-type="float" office:value="0.00428783910050267" calcext:value-type="float">
            <text:p>0.00429</text:p>
          </table:table-cell>
          <table:table-cell table:style-name="ce4" office:value-type="float" office:value="1.22417138867613" calcext:value-type="float">
            <text:p>1.22417</text:p>
          </table:table-cell>
          <table:table-cell table:style-name="ce4" office:value-type="float" office:value="0.0000426585525720508" calcext:value-type="float">
            <text:p>0.0000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9" calcext:value-type="float">
            <text:p>1.9</text:p>
          </table:table-cell>
          <table:table-cell table:style-name="ce4" office:value-type="float" office:value="2.49071163744496" calcext:value-type="float">
            <text:p>2.49071</text:p>
          </table:table-cell>
          <table:table-cell table:style-name="ce4" office:value-type="float" office:value="0.00919368009347184" calcext:value-type="float">
            <text:p>0.00919</text:p>
          </table:table-cell>
          <table:table-cell table:style-name="ce4" office:value-type="float" office:value="1.10285846755659" calcext:value-type="float">
            <text:p>1.10286</text:p>
          </table:table-cell>
          <table:table-cell table:style-name="ce4" office:value-type="float" office:value="0.0000682056934530306" calcext:value-type="float">
            <text:p>0.0000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ce4" office:value-type="float" office:value="2.81984403784801" calcext:value-type="float">
            <text:p>2.81984</text:p>
          </table:table-cell>
          <table:table-cell table:style-name="ce4" office:value-type="float" office:value="0.00985132164913822" calcext:value-type="float">
            <text:p>0.00985</text:p>
          </table:table-cell>
          <table:table-cell table:style-name="ce4" office:value-type="float" office:value="0.986379177958885" calcext:value-type="float">
            <text:p>0.98638</text:p>
          </table:table-cell>
          <table:table-cell table:style-name="ce4" office:value-type="float" office:value="0.0000565493787577302" calcext:value-type="float">
            <text:p>0.0000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1" calcext:value-type="float">
            <text:p>2.1</text:p>
          </table:table-cell>
          <table:table-cell table:style-name="ce4" office:value-type="float" office:value="3.13247962082789" calcext:value-type="float">
            <text:p>3.13248</text:p>
          </table:table-cell>
          <table:table-cell table:style-name="ce4" office:value-type="float" office:value="0.0223732003823084" calcext:value-type="float">
            <text:p>0.02237</text:p>
          </table:table-cell>
          <table:table-cell table:style-name="ce4" office:value-type="float" office:value="0.876389516715059" calcext:value-type="float">
            <text:p>0.87639</text:p>
          </table:table-cell>
          <table:table-cell table:style-name="ce4" office:value-type="float" office:value="0.00010817370763144" calcext:value-type="float">
            <text:p>0.000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2" calcext:value-type="float">
            <text:p>2.2</text:p>
          </table:table-cell>
          <table:table-cell table:style-name="ce4" office:value-type="float" office:value="3.47318262793394" calcext:value-type="float">
            <text:p>3.47318</text:p>
          </table:table-cell>
          <table:table-cell table:style-name="ce4" office:value-type="float" office:value="0.0272649932291874" calcext:value-type="float">
            <text:p>0.02726</text:p>
          </table:table-cell>
          <table:table-cell table:style-name="ce4" office:value-type="float" office:value="0.769496276008443" calcext:value-type="float">
            <text:p>0.76950</text:p>
          </table:table-cell>
          <table:table-cell table:style-name="ce4" office:value-type="float" office:value="0.000102386891398348" calcext:value-type="float">
            <text:p>0.0001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3" calcext:value-type="float">
            <text:p>2.3</text:p>
          </table:table-cell>
          <table:table-cell table:style-name="ce4" office:value-type="float" office:value="3.78547573757765" calcext:value-type="float">
            <text:p>3.78548</text:p>
          </table:table-cell>
          <table:table-cell table:style-name="ce4" office:value-type="float" office:value="0.0337774003190565" calcext:value-type="float">
            <text:p>0.03378</text:p>
          </table:table-cell>
          <table:table-cell table:style-name="ce4" office:value-type="float" office:value="0.669746284698729" calcext:value-type="float">
            <text:p>0.66975</text:p>
          </table:table-cell>
          <table:table-cell table:style-name="ce4" office:value-type="float" office:value="0.000104050002083187" calcext:value-type="float">
            <text:p>0.0001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ce4" office:value-type="float" office:value="4.29239257657657" calcext:value-type="float">
            <text:p>4.29239</text:p>
          </table:table-cell>
          <table:table-cell table:style-name="ce4" office:value-type="float" office:value="0.0610300557490176" calcext:value-type="float">
            <text:p>0.06103</text:p>
          </table:table-cell>
          <table:table-cell table:style-name="ce4" office:value-type="float" office:value="0.492735134286952" calcext:value-type="float">
            <text:p>0.49274</text:p>
          </table:table-cell>
          <table:table-cell table:style-name="ce4" office:value-type="float" office:value="0.000133575081686673" calcext:value-type="float">
            <text:p>0.000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6" calcext:value-type="float">
            <text:p>2.6</text:p>
          </table:table-cell>
          <table:table-cell table:style-name="ce4" office:value-type="float" office:value="4.46738297883518" calcext:value-type="float">
            <text:p>4.46738</text:p>
          </table:table-cell>
          <table:table-cell table:style-name="ce4" office:value-type="float" office:value="0.0582345447295358" calcext:value-type="float">
            <text:p>0.05823</text:p>
          </table:table-cell>
          <table:table-cell table:style-name="ce4" office:value-type="float" office:value="0.416461161561317" calcext:value-type="float">
            <text:p>0.41646</text:p>
          </table:table-cell>
          <table:table-cell table:style-name="ce4" office:value-type="float" office:value="0.000116452604194429" calcext:value-type="float">
            <text:p>0.0001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7" calcext:value-type="float">
            <text:p>2.7</text:p>
          </table:table-cell>
          <table:table-cell table:style-name="ce4" office:value-type="float" office:value="4.63849816712812" calcext:value-type="float">
            <text:p>4.63850</text:p>
          </table:table-cell>
          <table:table-cell table:style-name="ce4" office:value-type="float" office:value="0.0747152381007906" calcext:value-type="float">
            <text:p>0.07472</text:p>
          </table:table-cell>
          <table:table-cell table:style-name="ce4" office:value-type="float" office:value="0.346459306985314" calcext:value-type="float">
            <text:p>0.34646</text:p>
          </table:table-cell>
          <table:table-cell table:style-name="ce4" office:value-type="float" office:value="0.000126747812033785" calcext:value-type="float">
            <text:p>0.000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.8" calcext:value-type="float">
            <text:p>2.8</text:p>
          </table:table-cell>
          <table:table-cell table:style-name="ce5" office:value-type="float" office:value="4.63204926791438" calcext:value-type="float">
            <text:p>4.63205</text:p>
          </table:table-cell>
          <table:table-cell table:style-name="ce5" office:value-type="float" office:value="0.0754590418612948" calcext:value-type="float">
            <text:p>0.07546</text:p>
          </table:table-cell>
          <table:table-cell table:style-name="ce5" office:value-type="float" office:value="0.289560503024428" calcext:value-type="float">
            <text:p>0.28956</text:p>
          </table:table-cell>
          <table:table-cell table:style-name="ce5" office:value-type="float" office:value="0.000122678775616127" calcext:value-type="float">
            <text:p>0.00012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3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7" table:number-rows-spanned="1">
            <text:p>#[-20:,:,:] = 0 incompleteness applied with delta = 2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100:,:,:] = 0 incompleteness applied with delta = 2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200:,:,:] = 0 incompleteness applied with delta = 2.0</text:p>
          </table:table-cell>
          <table:covered-table-cell table:number-columns-repeated="3" table:style-name="ce1"/>
          <table:covered-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Default" office:value-type="float" office:value="267.01378648" calcext:value-type="float">
            <text:p>267.01378648</text:p>
          </table:table-cell>
          <table:table-cell table:style-name="Default" office:value-type="float" office:value="0.00887" calcext:value-type="float">
            <text:p>0.00887</text:p>
          </table:table-cell>
          <table:table-cell office:value-type="float" office:value="268.14063334" calcext:value-type="float">
            <text:p>268.14063334</text:p>
          </table:table-cell>
          <table:table-cell office:value-type="float" office:value="0.31058589" calcext:value-type="float">
            <text:p>0.3105858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66.99884989" calcext:value-type="float">
            <text:p>266.99884989</text:p>
          </table:table-cell>
          <table:table-cell office:value-type="float" office:value="0.00863462" calcext:value-type="float">
            <text:p>0.00863462</text:p>
          </table:table-cell>
          <table:table-cell office:value-type="float" office:value="268.45579911" calcext:value-type="float">
            <text:p>268.45579911</text:p>
          </table:table-cell>
          <table:table-cell office:value-type="float" office:value="3.42428282" calcext:value-type="float">
            <text:p>3.4242828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67.0209347" calcext:value-type="float">
            <text:p>267.0209347</text:p>
          </table:table-cell>
          <table:table-cell office:value-type="float" office:value="0.00825212" calcext:value-type="float">
            <text:p>0.00825212</text:p>
          </table:table-cell>
          <table:table-cell office:value-type="float" office:value="271.20213963" calcext:value-type="float">
            <text:p>271.20213963</text:p>
          </table:table-cell>
          <table:table-cell office:value-type="float" office:value="17.82475849" calcext:value-type="float">
            <text:p>17.82475849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Default" office:value-type="float" office:value="122.25599269" calcext:value-type="float">
            <text:p>122.25599269</text:p>
          </table:table-cell>
          <table:table-cell table:style-name="Default" office:value-type="float" office:value="0.02823136" calcext:value-type="float">
            <text:p>0.02823136</text:p>
          </table:table-cell>
          <table:table-cell office:value-type="float" office:value="123.29418011" calcext:value-type="float">
            <text:p>123.29418011</text:p>
          </table:table-cell>
          <table:table-cell office:value-type="float" office:value="0.37729513" calcext:value-type="float">
            <text:p>0.37729513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22.23216265" calcext:value-type="float">
            <text:p>122.23216265</text:p>
          </table:table-cell>
          <table:table-cell office:value-type="float" office:value="0.03489408" calcext:value-type="float">
            <text:p>0.03489408</text:p>
          </table:table-cell>
          <table:table-cell office:value-type="float" office:value="123.62730589" calcext:value-type="float">
            <text:p>123.62730589</text:p>
          </table:table-cell>
          <table:table-cell office:value-type="float" office:value="3.57451865" calcext:value-type="float">
            <text:p>3.5745186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22.22502583" calcext:value-type="float">
            <text:p>122.22502583</text:p>
          </table:table-cell>
          <table:table-cell office:value-type="float" office:value="0.02338853" calcext:value-type="float">
            <text:p>0.02338853</text:p>
          </table:table-cell>
          <table:table-cell office:value-type="float" office:value="126.31745674" calcext:value-type="float">
            <text:p>126.31745674</text:p>
          </table:table-cell>
          <table:table-cell office:value-type="float" office:value="17.35765256" calcext:value-type="float">
            <text:p>17.35765256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Default" office:value-type="float" office:value="89.83415023" calcext:value-type="float">
            <text:p>89.83415023</text:p>
          </table:table-cell>
          <table:table-cell table:style-name="Default" office:value-type="float" office:value="0.040554" calcext:value-type="float">
            <text:p>0.040554</text:p>
          </table:table-cell>
          <table:table-cell office:value-type="float" office:value="90.96890894" calcext:value-type="float">
            <text:p>90.96890894</text:p>
          </table:table-cell>
          <table:table-cell office:value-type="float" office:value="0.42344606" calcext:value-type="float">
            <text:p>0.42344606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89.80183418" calcext:value-type="float">
            <text:p>89.80183418</text:p>
          </table:table-cell>
          <table:table-cell office:value-type="float" office:value="0.05659858" calcext:value-type="float">
            <text:p>0.05659858</text:p>
          </table:table-cell>
          <table:table-cell office:value-type="float" office:value="91.32747416" calcext:value-type="float">
            <text:p>91.32747416</text:p>
          </table:table-cell>
          <table:table-cell office:value-type="float" office:value="3.66328984" calcext:value-type="float">
            <text:p>3.66328984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89.78763103" calcext:value-type="float">
            <text:p>89.78763103</text:p>
          </table:table-cell>
          <table:table-cell office:value-type="float" office:value="0.0438182" calcext:value-type="float">
            <text:p>0.0438182</text:p>
          </table:table-cell>
          <table:table-cell office:value-type="float" office:value="93.99206238" calcext:value-type="float">
            <text:p>93.99206238</text:p>
          </table:table-cell>
          <table:table-cell office:value-type="float" office:value="17.23195056" calcext:value-type="float">
            <text:p>17.23195056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Default" office:value-type="float" office:value="64.24332052" calcext:value-type="float">
            <text:p>64.24332052</text:p>
          </table:table-cell>
          <table:table-cell table:style-name="Default" office:value-type="float" office:value="0.06381713" calcext:value-type="float">
            <text:p>0.06381713</text:p>
          </table:table-cell>
          <table:table-cell office:value-type="float" office:value="65.33669508" calcext:value-type="float">
            <text:p>65.33669508</text:p>
          </table:table-cell>
          <table:table-cell office:value-type="float" office:value="0.4698148" calcext:value-type="float">
            <text:p>0.4698148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4.20819292" calcext:value-type="float">
            <text:p>64.20819292</text:p>
          </table:table-cell>
          <table:table-cell office:value-type="float" office:value="0.07822759" calcext:value-type="float">
            <text:p>0.07822759</text:p>
          </table:table-cell>
          <table:table-cell office:value-type="float" office:value="65.69858444" calcext:value-type="float">
            <text:p>65.69858444</text:p>
          </table:table-cell>
          <table:table-cell office:value-type="float" office:value="3.66100644" calcext:value-type="float">
            <text:p>3.66100644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4.20187727" calcext:value-type="float">
            <text:p>64.20187727</text:p>
          </table:table-cell>
          <table:table-cell office:value-type="float" office:value="0.0661225" calcext:value-type="float">
            <text:p>0.0661225</text:p>
          </table:table-cell>
          <table:table-cell office:value-type="float" office:value="68.46238399" calcext:value-type="float">
            <text:p>68.46238399</text:p>
          </table:table-cell>
          <table:table-cell office:value-type="float" office:value="17.34572201" calcext:value-type="float">
            <text:p>17.34572201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Default" office:value-type="float" office:value="54.39423392" calcext:value-type="float">
            <text:p>54.39423392</text:p>
          </table:table-cell>
          <table:table-cell table:style-name="Default" office:value-type="float" office:value="0.08136011" calcext:value-type="float">
            <text:p>0.08136011</text:p>
          </table:table-cell>
          <table:table-cell office:value-type="float" office:value="55.55408093" calcext:value-type="float">
            <text:p>55.55408093</text:p>
          </table:table-cell>
          <table:table-cell office:value-type="float" office:value="0.48507255" calcext:value-type="float">
            <text:p>0.4850725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54.35858305" calcext:value-type="float">
            <text:p>54.35858305</text:p>
          </table:table-cell>
          <table:table-cell office:value-type="float" office:value="0.09749772" calcext:value-type="float">
            <text:p>0.09749772</text:p>
          </table:table-cell>
          <table:table-cell office:value-type="float" office:value="55.92972383" calcext:value-type="float">
            <text:p>55.92972383</text:p>
          </table:table-cell>
          <table:table-cell office:value-type="float" office:value="3.81267953" calcext:value-type="float">
            <text:p>3.81267953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54.36059978" calcext:value-type="float">
            <text:p>54.36059978</text:p>
          </table:table-cell>
          <table:table-cell office:value-type="float" office:value="0.07952982" calcext:value-type="float">
            <text:p>0.07952982</text:p>
          </table:table-cell>
          <table:table-cell office:value-type="float" office:value="58.68977045" calcext:value-type="float">
            <text:p>58.68977045</text:p>
          </table:table-cell>
          <table:table-cell office:value-type="float" office:value="17.54983296" calcext:value-type="float">
            <text:p>17.54983296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Default" office:value-type="float" office:value="44.12286025" calcext:value-type="float">
            <text:p>44.12286025</text:p>
          </table:table-cell>
          <table:table-cell table:style-name="Default" office:value-type="float" office:value="0.10426538" calcext:value-type="float">
            <text:p>0.10426538</text:p>
          </table:table-cell>
          <table:table-cell office:value-type="float" office:value="45.25559564" calcext:value-type="float">
            <text:p>45.25559564</text:p>
          </table:table-cell>
          <table:table-cell office:value-type="float" office:value="0.51064727" calcext:value-type="float">
            <text:p>0.51064727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44.07915564" calcext:value-type="float">
            <text:p>44.07915564</text:p>
          </table:table-cell>
          <table:table-cell office:value-type="float" office:value="0.10687559" calcext:value-type="float">
            <text:p>0.10687559</text:p>
          </table:table-cell>
          <table:table-cell office:value-type="float" office:value="45.63986817" calcext:value-type="float">
            <text:p>45.63986817</text:p>
          </table:table-cell>
          <table:table-cell office:value-type="float" office:value="3.78053989" calcext:value-type="float">
            <text:p>3.78053989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44.09072206" calcext:value-type="float">
            <text:p>44.09072206</text:p>
          </table:table-cell>
          <table:table-cell office:value-type="float" office:value="0.09766322" calcext:value-type="float">
            <text:p>0.09766322</text:p>
          </table:table-cell>
          <table:table-cell office:value-type="float" office:value="48.46176918" calcext:value-type="float">
            <text:p>48.46176918</text:p>
          </table:table-cell>
          <table:table-cell office:value-type="float" office:value="17.99290262" calcext:value-type="float">
            <text:p>17.99290262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Default" office:value-type="float" office:value="39.43009151" calcext:value-type="float">
            <text:p>39.43009151</text:p>
          </table:table-cell>
          <table:table-cell table:style-name="Default" office:value-type="float" office:value="0.15255197" calcext:value-type="float">
            <text:p>0.15255197</text:p>
          </table:table-cell>
          <table:table-cell office:value-type="float" office:value="40.61104406" calcext:value-type="float">
            <text:p>40.61104406</text:p>
          </table:table-cell>
          <table:table-cell office:value-type="float" office:value="0.5802888" calcext:value-type="float">
            <text:p>0.580288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39.34818848" calcext:value-type="float">
            <text:p>39.34818848</text:p>
          </table:table-cell>
          <table:table-cell office:value-type="float" office:value="0.11494324" calcext:value-type="float">
            <text:p>0.11494324</text:p>
          </table:table-cell>
          <table:table-cell office:value-type="float" office:value="40.93558801" calcext:value-type="float">
            <text:p>40.93558801</text:p>
          </table:table-cell>
          <table:table-cell office:value-type="float" office:value="3.79436357" calcext:value-type="float">
            <text:p>3.79436357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39.34725352" calcext:value-type="float">
            <text:p>39.34725352</text:p>
          </table:table-cell>
          <table:table-cell office:value-type="float" office:value="0.11354204" calcext:value-type="float">
            <text:p>0.11354204</text:p>
          </table:table-cell>
          <table:table-cell office:value-type="float" office:value="43.84770753" calcext:value-type="float">
            <text:p>43.84770753</text:p>
          </table:table-cell>
          <table:table-cell office:value-type="float" office:value="18.19558679" calcext:value-type="float">
            <text:p>18.19558679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Default" office:value-type="float" office:value="33.89528907" calcext:value-type="float">
            <text:p>33.89528907</text:p>
          </table:table-cell>
          <table:table-cell table:style-name="Default" office:value-type="float" office:value="0.1730792" calcext:value-type="float">
            <text:p>0.1730792</text:p>
          </table:table-cell>
          <table:table-cell office:value-type="float" office:value="35.05134149" calcext:value-type="float">
            <text:p>35.05134149</text:p>
          </table:table-cell>
          <table:table-cell office:value-type="float" office:value="0.6029911" calcext:value-type="float">
            <text:p>0.602991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33.83911831" calcext:value-type="float">
            <text:p>33.83911831</text:p>
          </table:table-cell>
          <table:table-cell office:value-type="float" office:value="0.13144213" calcext:value-type="float">
            <text:p>0.13144213</text:p>
          </table:table-cell>
          <table:table-cell office:value-type="float" office:value="35.3890497" calcext:value-type="float">
            <text:p>35.3890497</text:p>
          </table:table-cell>
          <table:table-cell office:value-type="float" office:value="3.81734832" calcext:value-type="float">
            <text:p>3.817348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33.82262349" calcext:value-type="float">
            <text:p>33.82262349</text:p>
          </table:table-cell>
          <table:table-cell office:value-type="float" office:value="0.1263866" calcext:value-type="float">
            <text:p>0.1263866</text:p>
          </table:table-cell>
          <table:table-cell office:value-type="float" office:value="38.32794832" calcext:value-type="float">
            <text:p>38.32794832</text:p>
          </table:table-cell>
          <table:table-cell office:value-type="float" office:value="18.09249583" calcext:value-type="float">
            <text:p>18.09249583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Default" office:value-type="float" office:value="31.09097264" calcext:value-type="float">
            <text:p>31.09097264</text:p>
          </table:table-cell>
          <table:table-cell table:style-name="Default" office:value-type="float" office:value="0.18973484" calcext:value-type="float">
            <text:p>0.18973484</text:p>
          </table:table-cell>
          <table:table-cell office:value-type="float" office:value="32.27826719" calcext:value-type="float">
            <text:p>32.27826719</text:p>
          </table:table-cell>
          <table:table-cell office:value-type="float" office:value="0.64538029" calcext:value-type="float">
            <text:p>0.64538029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1.02935889" calcext:value-type="float">
            <text:p>31.02935889</text:p>
          </table:table-cell>
          <table:table-cell office:value-type="float" office:value="0.15952492" calcext:value-type="float">
            <text:p>0.15952492</text:p>
          </table:table-cell>
          <table:table-cell office:value-type="float" office:value="32.59523564" calcext:value-type="float">
            <text:p>32.59523564</text:p>
          </table:table-cell>
          <table:table-cell office:value-type="float" office:value="3.96703617" calcext:value-type="float">
            <text:p>3.96703617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1.02675226" calcext:value-type="float">
            <text:p>31.02675226</text:p>
          </table:table-cell>
          <table:table-cell office:value-type="float" office:value="0.13123448" calcext:value-type="float">
            <text:p>0.13123448</text:p>
          </table:table-cell>
          <table:table-cell office:value-type="float" office:value="35.65331589" calcext:value-type="float">
            <text:p>35.65331589</text:p>
          </table:table-cell>
          <table:table-cell office:value-type="float" office:value="17.93556605" calcext:value-type="float">
            <text:p>17.9355660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Default" office:value-type="float" office:value="27.61251634" calcext:value-type="float">
            <text:p>27.61251634</text:p>
          </table:table-cell>
          <table:table-cell table:style-name="Default" office:value-type="float" office:value="0.20600921" calcext:value-type="float">
            <text:p>0.20600921</text:p>
          </table:table-cell>
          <table:table-cell office:value-type="float" office:value="28.78409023" calcext:value-type="float">
            <text:p>28.78409023</text:p>
          </table:table-cell>
          <table:table-cell office:value-type="float" office:value="0.65969415" calcext:value-type="float">
            <text:p>0.6596941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7.53679244" calcext:value-type="float">
            <text:p>27.53679244</text:p>
          </table:table-cell>
          <table:table-cell office:value-type="float" office:value="0.17735673" calcext:value-type="float">
            <text:p>0.17735673</text:p>
          </table:table-cell>
          <table:table-cell office:value-type="float" office:value="29.08796204" calcext:value-type="float">
            <text:p>29.08796204</text:p>
          </table:table-cell>
          <table:table-cell office:value-type="float" office:value="3.99876943" calcext:value-type="float">
            <text:p>3.9987694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7.56316346" calcext:value-type="float">
            <text:p>27.56316346</text:p>
          </table:table-cell>
          <table:table-cell office:value-type="float" office:value="0.15696734" calcext:value-type="float">
            <text:p>0.15696734</text:p>
          </table:table-cell>
          <table:table-cell office:value-type="float" office:value="32.31411206" calcext:value-type="float">
            <text:p>32.31411206</text:p>
          </table:table-cell>
          <table:table-cell office:value-type="float" office:value="18.24924531" calcext:value-type="float">
            <text:p>18.24924531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Default" office:value-type="float" office:value="25.71869002" calcext:value-type="float">
            <text:p>25.71869002</text:p>
          </table:table-cell>
          <table:table-cell table:style-name="Default" office:value-type="float" office:value="0.25541116" calcext:value-type="float">
            <text:p>0.25541116</text:p>
          </table:table-cell>
          <table:table-cell office:value-type="float" office:value="26.9256872" calcext:value-type="float">
            <text:p>26.9256872</text:p>
          </table:table-cell>
          <table:table-cell office:value-type="float" office:value="0.71871708" calcext:value-type="float">
            <text:p>0.7187170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5.65428761" calcext:value-type="float">
            <text:p>25.65428761</text:p>
          </table:table-cell>
          <table:table-cell office:value-type="float" office:value="0.21471388" calcext:value-type="float">
            <text:p>0.21471388</text:p>
          </table:table-cell>
          <table:table-cell office:value-type="float" office:value="27.27230282" calcext:value-type="float">
            <text:p>27.27230282</text:p>
          </table:table-cell>
          <table:table-cell office:value-type="float" office:value="4.1923866" calcext:value-type="float">
            <text:p>4.192386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5.70022781" calcext:value-type="float">
            <text:p>25.70022781</text:p>
          </table:table-cell>
          <table:table-cell office:value-type="float" office:value="0.20422049" calcext:value-type="float">
            <text:p>0.20422049</text:p>
          </table:table-cell>
          <table:table-cell office:value-type="float" office:value="30.57800195" calcext:value-type="float">
            <text:p>30.57800195</text:p>
          </table:table-cell>
          <table:table-cell office:value-type="float" office:value="18.60540186" calcext:value-type="float">
            <text:p>18.60540186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Default" office:value-type="float" office:value="23.31586015" calcext:value-type="float">
            <text:p>23.31586015</text:p>
          </table:table-cell>
          <table:table-cell table:style-name="Default" office:value-type="float" office:value="0.282736" calcext:value-type="float">
            <text:p>0.282736</text:p>
          </table:table-cell>
          <table:table-cell office:value-type="float" office:value="24.51233528" calcext:value-type="float">
            <text:p>24.51233528</text:p>
          </table:table-cell>
          <table:table-cell office:value-type="float" office:value="0.76772762" calcext:value-type="float">
            <text:p>0.76772762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3.26603579" calcext:value-type="float">
            <text:p>23.26603579</text:p>
          </table:table-cell>
          <table:table-cell office:value-type="float" office:value="0.22256772" calcext:value-type="float">
            <text:p>0.22256772</text:p>
          </table:table-cell>
          <table:table-cell office:value-type="float" office:value="24.88381626" calcext:value-type="float">
            <text:p>24.88381626</text:p>
          </table:table-cell>
          <table:table-cell office:value-type="float" office:value="4.32354916" calcext:value-type="float">
            <text:p>4.32354916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3.30386591" calcext:value-type="float">
            <text:p>23.30386591</text:p>
          </table:table-cell>
          <table:table-cell office:value-type="float" office:value="0.25754411" calcext:value-type="float">
            <text:p>0.25754411</text:p>
          </table:table-cell>
          <table:table-cell office:value-type="float" office:value="28.27008229" calcext:value-type="float">
            <text:p>28.27008229</text:p>
          </table:table-cell>
          <table:table-cell office:value-type="float" office:value="19.32268356" calcext:value-type="float">
            <text:p>19.32268356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Default" office:value-type="float" office:value="21.99750278" calcext:value-type="float">
            <text:p>21.99750278</text:p>
          </table:table-cell>
          <table:table-cell table:style-name="Default" office:value-type="float" office:value="0.32712179" calcext:value-type="float">
            <text:p>0.32712179</text:p>
          </table:table-cell>
          <table:table-cell office:value-type="float" office:value="23.22350373" calcext:value-type="float">
            <text:p>23.22350373</text:p>
          </table:table-cell>
          <table:table-cell office:value-type="float" office:value="0.82686906" calcext:value-type="float">
            <text:p>0.82686906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21.92755252" calcext:value-type="float">
            <text:p>21.92755252</text:p>
          </table:table-cell>
          <table:table-cell office:value-type="float" office:value="0.26629812" calcext:value-type="float">
            <text:p>0.26629812</text:p>
          </table:table-cell>
          <table:table-cell office:value-type="float" office:value="23.55580533" calcext:value-type="float">
            <text:p>23.55580533</text:p>
          </table:table-cell>
          <table:table-cell office:value-type="float" office:value="4.42341346" calcext:value-type="float">
            <text:p>4.42341346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21.95345105" calcext:value-type="float">
            <text:p>21.95345105</text:p>
          </table:table-cell>
          <table:table-cell office:value-type="float" office:value="0.28846998" calcext:value-type="float">
            <text:p>0.28846998</text:p>
          </table:table-cell>
          <table:table-cell office:value-type="float" office:value="26.99946955" calcext:value-type="float">
            <text:p>26.99946955</text:p>
          </table:table-cell>
          <table:table-cell office:value-type="float" office:value="19.07536283" calcext:value-type="float">
            <text:p>19.07536283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Default" office:value-type="float" office:value="20.26013347" calcext:value-type="float">
            <text:p>20.26013347</text:p>
          </table:table-cell>
          <table:table-cell table:style-name="Default" office:value-type="float" office:value="0.36471593" calcext:value-type="float">
            <text:p>0.36471593</text:p>
          </table:table-cell>
          <table:table-cell office:value-type="float" office:value="21.46925998" calcext:value-type="float">
            <text:p>21.46925998</text:p>
          </table:table-cell>
          <table:table-cell office:value-type="float" office:value="0.91752289" calcext:value-type="float">
            <text:p>0.91752289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20.17128208" calcext:value-type="float">
            <text:p>20.17128208</text:p>
          </table:table-cell>
          <table:table-cell office:value-type="float" office:value="0.30805108" calcext:value-type="float">
            <text:p>0.30805108</text:p>
          </table:table-cell>
          <table:table-cell office:value-type="float" office:value="21.79810801" calcext:value-type="float">
            <text:p>21.79810801</text:p>
          </table:table-cell>
          <table:table-cell office:value-type="float" office:value="4.4280265" calcext:value-type="float">
            <text:p>4.4280265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20.20806384" calcext:value-type="float">
            <text:p>20.20806384</text:p>
          </table:table-cell>
          <table:table-cell office:value-type="float" office:value="0.34031958" calcext:value-type="float">
            <text:p>0.34031958</text:p>
          </table:table-cell>
          <table:table-cell office:value-type="float" office:value="25.22807026" calcext:value-type="float">
            <text:p>25.22807026</text:p>
          </table:table-cell>
          <table:table-cell office:value-type="float" office:value="18.83254389" calcext:value-type="float">
            <text:p>18.8325438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7" table:number-rows-spanned="1">
            <text:p>#[-20:,:,:] = 0 incompleteness applied with delta = 1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100:,:,:] = 0 incompleteness applied with delta = 1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200:,:,:] = 0 incompleteness applied with delta = 1.0</text:p>
          </table:table-cell>
          <table:covered-table-cell table:number-columns-repeated="3" table:style-name="ce1"/>
          <table:covered-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Default" office:value-type="float" office:value="19275.65509426" calcext:value-type="float">
            <text:p>19275.65509426</text:p>
          </table:table-cell>
          <table:table-cell table:style-name="Default" office:value-type="float" office:value="512.18764573" calcext:value-type="float">
            <text:p>512.18764573</text:p>
          </table:table-cell>
          <table:table-cell office:value-type="float" office:value="19352.40150769" calcext:value-type="float">
            <text:p>19352.40150769</text:p>
          </table:table-cell>
          <table:table-cell office:value-type="float" office:value="547.73643014" calcext:value-type="float">
            <text:p>547.73643014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9273.45473543" calcext:value-type="float">
            <text:p>19273.45473543</text:p>
          </table:table-cell>
          <table:table-cell office:value-type="float" office:value="411.00271469" calcext:value-type="float">
            <text:p>411.00271469</text:p>
          </table:table-cell>
          <table:table-cell office:value-type="float" office:value="19345.07986869" calcext:value-type="float">
            <text:p>19345.07986869</text:p>
          </table:table-cell>
          <table:table-cell office:value-type="float" office:value="1592.93454713" calcext:value-type="float">
            <text:p>1592.93454713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9274.20433435" calcext:value-type="float">
            <text:p>19274.20433435</text:p>
          </table:table-cell>
          <table:table-cell office:value-type="float" office:value="323.46111918" calcext:value-type="float">
            <text:p>323.46111918</text:p>
          </table:table-cell>
          <table:table-cell office:value-type="float" office:value="19350.25100645" calcext:value-type="float">
            <text:p>19350.25100645</text:p>
          </table:table-cell>
          <table:table-cell office:value-type="float" office:value="4383.99388231" calcext:value-type="float">
            <text:p>4383.99388231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Default" office:value-type="float" office:value="2682.57019946" calcext:value-type="float">
            <text:p>2682.57019946</text:p>
          </table:table-cell>
          <table:table-cell table:style-name="Default" office:value-type="float" office:value="870.33482541" calcext:value-type="float">
            <text:p>870.33482541</text:p>
          </table:table-cell>
          <table:table-cell office:value-type="float" office:value="2704.14040228" calcext:value-type="float">
            <text:p>2704.14040228</text:p>
          </table:table-cell>
          <table:table-cell office:value-type="float" office:value="1002.82872167" calcext:value-type="float">
            <text:p>1002.82872167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684.99650019" calcext:value-type="float">
            <text:p>2684.99650019</text:p>
          </table:table-cell>
          <table:table-cell office:value-type="float" office:value="785.62857873" calcext:value-type="float">
            <text:p>785.62857873</text:p>
          </table:table-cell>
          <table:table-cell office:value-type="float" office:value="2705.52579211" calcext:value-type="float">
            <text:p>2705.52579211</text:p>
          </table:table-cell>
          <table:table-cell office:value-type="float" office:value="1694.5940792" calcext:value-type="float">
            <text:p>1694.594079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682.68025876" calcext:value-type="float">
            <text:p>2682.68025876</text:p>
          </table:table-cell>
          <table:table-cell office:value-type="float" office:value="888.9914467" calcext:value-type="float">
            <text:p>888.9914467</text:p>
          </table:table-cell>
          <table:table-cell office:value-type="float" office:value="2714.21472978" calcext:value-type="float">
            <text:p>2714.21472978</text:p>
          </table:table-cell>
          <table:table-cell office:value-type="float" office:value="4478.39281863" calcext:value-type="float">
            <text:p>4478.39281863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Default" office:value-type="float" office:value="2339.21648241" calcext:value-type="float">
            <text:p>2339.21648241</text:p>
          </table:table-cell>
          <table:table-cell table:style-name="Default" office:value-type="float" office:value="852.89763052" calcext:value-type="float">
            <text:p>852.89763052</text:p>
          </table:table-cell>
          <table:table-cell office:value-type="float" office:value="2369.35927199" calcext:value-type="float">
            <text:p>2369.35927199</text:p>
          </table:table-cell>
          <table:table-cell office:value-type="float" office:value="934.17499313" calcext:value-type="float">
            <text:p>934.17499313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337.79985787" calcext:value-type="float">
            <text:p>2337.79985787</text:p>
          </table:table-cell>
          <table:table-cell office:value-type="float" office:value="724.36774533" calcext:value-type="float">
            <text:p>724.36774533</text:p>
          </table:table-cell>
          <table:table-cell office:value-type="float" office:value="2366.83838341" calcext:value-type="float">
            <text:p>2366.83838341</text:p>
          </table:table-cell>
          <table:table-cell office:value-type="float" office:value="1508.85432411" calcext:value-type="float">
            <text:p>1508.85432411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339.27579231" calcext:value-type="float">
            <text:p>2339.27579231</text:p>
          </table:table-cell>
          <table:table-cell office:value-type="float" office:value="918.74371044" calcext:value-type="float">
            <text:p>918.74371044</text:p>
          </table:table-cell>
          <table:table-cell office:value-type="float" office:value="2369.22866776" calcext:value-type="float">
            <text:p>2369.22866776</text:p>
          </table:table-cell>
          <table:table-cell office:value-type="float" office:value="6330.68162208" calcext:value-type="float">
            <text:p>6330.68162208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Default" office:value-type="float" office:value="670.63934879" calcext:value-type="float">
            <text:p>670.63934879</text:p>
          </table:table-cell>
          <table:table-cell table:style-name="Default" office:value-type="float" office:value="1168.61084025" calcext:value-type="float">
            <text:p>1168.61084025</text:p>
          </table:table-cell>
          <table:table-cell office:value-type="float" office:value="683.03938863" calcext:value-type="float">
            <text:p>683.03938863</text:p>
          </table:table-cell>
          <table:table-cell office:value-type="float" office:value="1368.4029269" calcext:value-type="float">
            <text:p>1368.4029269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67.38151298" calcext:value-type="float">
            <text:p>667.38151298</text:p>
          </table:table-cell>
          <table:table-cell office:value-type="float" office:value="1083.8256682" calcext:value-type="float">
            <text:p>1083.8256682</text:p>
          </table:table-cell>
          <table:table-cell office:value-type="float" office:value="677.20268611" calcext:value-type="float">
            <text:p>677.20268611</text:p>
          </table:table-cell>
          <table:table-cell office:value-type="float" office:value="1941.92634389" calcext:value-type="float">
            <text:p>1941.92634389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65.40769705" calcext:value-type="float">
            <text:p>665.40769705</text:p>
          </table:table-cell>
          <table:table-cell office:value-type="float" office:value="967.07026304" calcext:value-type="float">
            <text:p>967.07026304</text:p>
          </table:table-cell>
          <table:table-cell office:value-type="float" office:value="678.22159338" calcext:value-type="float">
            <text:p>678.22159338</text:p>
          </table:table-cell>
          <table:table-cell office:value-type="float" office:value="5884.53618204" calcext:value-type="float">
            <text:p>5884.53618204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Default" office:value-type="float" office:value="839.59078253" calcext:value-type="float">
            <text:p>839.59078253</text:p>
          </table:table-cell>
          <table:table-cell table:style-name="Default" office:value-type="float" office:value="1106.56397142" calcext:value-type="float">
            <text:p>1106.56397142</text:p>
          </table:table-cell>
          <table:table-cell office:value-type="float" office:value="856.2373598" calcext:value-type="float">
            <text:p>856.2373598</text:p>
          </table:table-cell>
          <table:table-cell office:value-type="float" office:value="1227.49881021" calcext:value-type="float">
            <text:p>1227.4988102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841.4734427" calcext:value-type="float">
            <text:p>841.4734427</text:p>
          </table:table-cell>
          <table:table-cell office:value-type="float" office:value="1240.62220842" calcext:value-type="float">
            <text:p>1240.62220842</text:p>
          </table:table-cell>
          <table:table-cell office:value-type="float" office:value="857.35565574" calcext:value-type="float">
            <text:p>857.35565574</text:p>
          </table:table-cell>
          <table:table-cell office:value-type="float" office:value="2001.84601046" calcext:value-type="float">
            <text:p>2001.84601046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842.17892499" calcext:value-type="float">
            <text:p>842.17892499</text:p>
          </table:table-cell>
          <table:table-cell office:value-type="float" office:value="1173.75451103" calcext:value-type="float">
            <text:p>1173.75451103</text:p>
          </table:table-cell>
          <table:table-cell office:value-type="float" office:value="855.61614998" calcext:value-type="float">
            <text:p>855.61614998</text:p>
          </table:table-cell>
          <table:table-cell office:value-type="float" office:value="5271.05459035" calcext:value-type="float">
            <text:p>5271.05459035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Default" office:value-type="float" office:value="294.41067744" calcext:value-type="float">
            <text:p>294.41067744</text:p>
          </table:table-cell>
          <table:table-cell table:style-name="Default" office:value-type="float" office:value="828.33716395" calcext:value-type="float">
            <text:p>828.33716395</text:p>
          </table:table-cell>
          <table:table-cell office:value-type="float" office:value="301.95445685" calcext:value-type="float">
            <text:p>301.95445685</text:p>
          </table:table-cell>
          <table:table-cell office:value-type="float" office:value="974.71100927" calcext:value-type="float">
            <text:p>974.71100927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97.61687412" calcext:value-type="float">
            <text:p>297.61687412</text:p>
          </table:table-cell>
          <table:table-cell office:value-type="float" office:value="1188.27820757" calcext:value-type="float">
            <text:p>1188.27820757</text:p>
          </table:table-cell>
          <table:table-cell office:value-type="float" office:value="301.75272597" calcext:value-type="float">
            <text:p>301.75272597</text:p>
          </table:table-cell>
          <table:table-cell office:value-type="float" office:value="2047.96116" calcext:value-type="float">
            <text:p>2047.96116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99.44342319" calcext:value-type="float">
            <text:p>299.44342319</text:p>
          </table:table-cell>
          <table:table-cell office:value-type="float" office:value="742.87136077" calcext:value-type="float">
            <text:p>742.87136077</text:p>
          </table:table-cell>
          <table:table-cell office:value-type="float" office:value="293.51408246" calcext:value-type="float">
            <text:p>293.51408246</text:p>
          </table:table-cell>
          <table:table-cell office:value-type="float" office:value="7268.47609276" calcext:value-type="float">
            <text:p>7268.47609276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Default" office:value-type="float" office:value="436.4711501" calcext:value-type="float">
            <text:p>436.4711501</text:p>
          </table:table-cell>
          <table:table-cell table:style-name="Default" office:value-type="float" office:value="1318.18900975" calcext:value-type="float">
            <text:p>1318.18900975</text:p>
          </table:table-cell>
          <table:table-cell office:value-type="float" office:value="449.33943587" calcext:value-type="float">
            <text:p>449.33943587</text:p>
          </table:table-cell>
          <table:table-cell office:value-type="float" office:value="1451.52609943" calcext:value-type="float">
            <text:p>1451.52609943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430.3013796" calcext:value-type="float">
            <text:p>430.3013796</text:p>
          </table:table-cell>
          <table:table-cell office:value-type="float" office:value="1153.62372073" calcext:value-type="float">
            <text:p>1153.62372073</text:p>
          </table:table-cell>
          <table:table-cell office:value-type="float" office:value="443.32946706" calcext:value-type="float">
            <text:p>443.32946706</text:p>
          </table:table-cell>
          <table:table-cell office:value-type="float" office:value="1610.94845871" calcext:value-type="float">
            <text:p>1610.9484587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428.95373642" calcext:value-type="float">
            <text:p>428.95373642</text:p>
          </table:table-cell>
          <table:table-cell office:value-type="float" office:value="1235.12720962" calcext:value-type="float">
            <text:p>1235.12720962</text:p>
          </table:table-cell>
          <table:table-cell office:value-type="float" office:value="430.50164339" calcext:value-type="float">
            <text:p>430.50164339</text:p>
          </table:table-cell>
          <table:table-cell office:value-type="float" office:value="5553.95417888" calcext:value-type="float">
            <text:p>5553.95417888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Default" office:value-type="float" office:value="170.09603097" calcext:value-type="float">
            <text:p>170.09603097</text:p>
          </table:table-cell>
          <table:table-cell table:style-name="Default" office:value-type="float" office:value="934.43704995" calcext:value-type="float">
            <text:p>934.43704995</text:p>
          </table:table-cell>
          <table:table-cell office:value-type="float" office:value="174.74678707" calcext:value-type="float">
            <text:p>174.74678707</text:p>
          </table:table-cell>
          <table:table-cell office:value-type="float" office:value="1125.24585736" calcext:value-type="float">
            <text:p>1125.24585736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73.08144101" calcext:value-type="float">
            <text:p>173.08144101</text:p>
          </table:table-cell>
          <table:table-cell office:value-type="float" office:value="812.40696788" calcext:value-type="float">
            <text:p>812.40696788</text:p>
          </table:table-cell>
          <table:table-cell office:value-type="float" office:value="176.44313492" calcext:value-type="float">
            <text:p>176.44313492</text:p>
          </table:table-cell>
          <table:table-cell office:value-type="float" office:value="1666.83640569" calcext:value-type="float">
            <text:p>1666.83640569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72.23216043" calcext:value-type="float">
            <text:p>172.23216043</text:p>
          </table:table-cell>
          <table:table-cell office:value-type="float" office:value="1000.46916122" calcext:value-type="float">
            <text:p>1000.46916122</text:p>
          </table:table-cell>
          <table:table-cell office:value-type="float" office:value="173.83328866" calcext:value-type="float">
            <text:p>173.83328866</text:p>
          </table:table-cell>
          <table:table-cell office:value-type="float" office:value="4576.97301867" calcext:value-type="float">
            <text:p>4576.97301867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Default" office:value-type="float" office:value="262.27603522" calcext:value-type="float">
            <text:p>262.27603522</text:p>
          </table:table-cell>
          <table:table-cell table:style-name="Default" office:value-type="float" office:value="939.02323059" calcext:value-type="float">
            <text:p>939.02323059</text:p>
          </table:table-cell>
          <table:table-cell office:value-type="float" office:value="271.74818713" calcext:value-type="float">
            <text:p>271.74818713</text:p>
          </table:table-cell>
          <table:table-cell office:value-type="float" office:value="1182.38896259" calcext:value-type="float">
            <text:p>1182.38896259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261.00422845" calcext:value-type="float">
            <text:p>261.00422845</text:p>
          </table:table-cell>
          <table:table-cell office:value-type="float" office:value="1214.23392149" calcext:value-type="float">
            <text:p>1214.23392149</text:p>
          </table:table-cell>
          <table:table-cell office:value-type="float" office:value="268.71216844" calcext:value-type="float">
            <text:p>268.71216844</text:p>
          </table:table-cell>
          <table:table-cell office:value-type="float" office:value="1906.60820497" calcext:value-type="float">
            <text:p>1906.60820497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260.9909784" calcext:value-type="float">
            <text:p>260.9909784</text:p>
          </table:table-cell>
          <table:table-cell office:value-type="float" office:value="1207.00443876" calcext:value-type="float">
            <text:p>1207.00443876</text:p>
          </table:table-cell>
          <table:table-cell office:value-type="float" office:value="275.92008672" calcext:value-type="float">
            <text:p>275.92008672</text:p>
          </table:table-cell>
          <table:table-cell office:value-type="float" office:value="6656.16650009" calcext:value-type="float">
            <text:p>6656.16650009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Default" office:value-type="float" office:value="110.29773406" calcext:value-type="float">
            <text:p>110.29773406</text:p>
          </table:table-cell>
          <table:table-cell table:style-name="Default" office:value-type="float" office:value="1132.05754642" calcext:value-type="float">
            <text:p>1132.05754642</text:p>
          </table:table-cell>
          <table:table-cell office:value-type="float" office:value="114.35369142" calcext:value-type="float">
            <text:p>114.35369142</text:p>
          </table:table-cell>
          <table:table-cell office:value-type="float" office:value="1370.13664069" calcext:value-type="float">
            <text:p>1370.1366406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8.99587396" calcext:value-type="float">
            <text:p>108.99587396</text:p>
          </table:table-cell>
          <table:table-cell office:value-type="float" office:value="1013.98884898" calcext:value-type="float">
            <text:p>1013.98884898</text:p>
          </table:table-cell>
          <table:table-cell office:value-type="float" office:value="111.40020859" calcext:value-type="float">
            <text:p>111.40020859</text:p>
          </table:table-cell>
          <table:table-cell office:value-type="float" office:value="2393.1155466" calcext:value-type="float">
            <text:p>2393.115546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13.58194635" calcext:value-type="float">
            <text:p>113.58194635</text:p>
          </table:table-cell>
          <table:table-cell office:value-type="float" office:value="1248.26613916" calcext:value-type="float">
            <text:p>1248.26613916</text:p>
          </table:table-cell>
          <table:table-cell office:value-type="float" office:value="118.3306752" calcext:value-type="float">
            <text:p>118.3306752</text:p>
          </table:table-cell>
          <table:table-cell office:value-type="float" office:value="6939.1930032" calcext:value-type="float">
            <text:p>6939.1930032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Default" office:value-type="float" office:value="172.03674921" calcext:value-type="float">
            <text:p>172.03674921</text:p>
          </table:table-cell>
          <table:table-cell table:style-name="Default" office:value-type="float" office:value="1096.28910084" calcext:value-type="float">
            <text:p>1096.28910084</text:p>
          </table:table-cell>
          <table:table-cell office:value-type="float" office:value="181.12495352" calcext:value-type="float">
            <text:p>181.12495352</text:p>
          </table:table-cell>
          <table:table-cell office:value-type="float" office:value="1404.29603003" calcext:value-type="float">
            <text:p>1404.29603003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72.7567028" calcext:value-type="float">
            <text:p>172.7567028</text:p>
          </table:table-cell>
          <table:table-cell office:value-type="float" office:value="1230.12213193" calcext:value-type="float">
            <text:p>1230.12213193</text:p>
          </table:table-cell>
          <table:table-cell office:value-type="float" office:value="180.84255005" calcext:value-type="float">
            <text:p>180.84255005</text:p>
          </table:table-cell>
          <table:table-cell office:value-type="float" office:value="2014.46101789" calcext:value-type="float">
            <text:p>2014.4610178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75.50159253" calcext:value-type="float">
            <text:p>175.50159253</text:p>
          </table:table-cell>
          <table:table-cell office:value-type="float" office:value="1187.59729846" calcext:value-type="float">
            <text:p>1187.59729846</text:p>
          </table:table-cell>
          <table:table-cell office:value-type="float" office:value="179.92578721" calcext:value-type="float">
            <text:p>179.92578721</text:p>
          </table:table-cell>
          <table:table-cell office:value-type="float" office:value="6095.56400491" calcext:value-type="float">
            <text:p>6095.56400491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Default" office:value-type="float" office:value="75.57283744" calcext:value-type="float">
            <text:p>75.57283744</text:p>
          </table:table-cell>
          <table:table-cell table:style-name="Default" office:value-type="float" office:value="845.53213582" calcext:value-type="float">
            <text:p>845.53213582</text:p>
          </table:table-cell>
          <table:table-cell office:value-type="float" office:value="80.51150717" calcext:value-type="float">
            <text:p>80.51150717</text:p>
          </table:table-cell>
          <table:table-cell office:value-type="float" office:value="974.05771355" calcext:value-type="float">
            <text:p>974.05771355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77.91038024" calcext:value-type="float">
            <text:p>77.91038024</text:p>
          </table:table-cell>
          <table:table-cell office:value-type="float" office:value="930.44802233" calcext:value-type="float">
            <text:p>930.44802233</text:p>
          </table:table-cell>
          <table:table-cell office:value-type="float" office:value="81.79657711" calcext:value-type="float">
            <text:p>81.79657711</text:p>
          </table:table-cell>
          <table:table-cell office:value-type="float" office:value="1569.28036298" calcext:value-type="float">
            <text:p>1569.28036298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78.70267919" calcext:value-type="float">
            <text:p>78.70267919</text:p>
          </table:table-cell>
          <table:table-cell office:value-type="float" office:value="919.47049536" calcext:value-type="float">
            <text:p>919.47049536</text:p>
          </table:table-cell>
          <table:table-cell office:value-type="float" office:value="89.25688365" calcext:value-type="float">
            <text:p>89.25688365</text:p>
          </table:table-cell>
          <table:table-cell office:value-type="float" office:value="5295.69616188" calcext:value-type="float">
            <text:p>5295.69616188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Default" office:value-type="float" office:value="126.92848387" calcext:value-type="float">
            <text:p>126.92848387</text:p>
          </table:table-cell>
          <table:table-cell table:style-name="Default" office:value-type="float" office:value="941.55908129" calcext:value-type="float">
            <text:p>941.55908129</text:p>
          </table:table-cell>
          <table:table-cell office:value-type="float" office:value="133.23556372" calcext:value-type="float">
            <text:p>133.23556372</text:p>
          </table:table-cell>
          <table:table-cell office:value-type="float" office:value="1313.11846645" calcext:value-type="float">
            <text:p>1313.11846645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25.48915681" calcext:value-type="float">
            <text:p>125.48915681</text:p>
          </table:table-cell>
          <table:table-cell office:value-type="float" office:value="1375.39567441" calcext:value-type="float">
            <text:p>1375.39567441</text:p>
          </table:table-cell>
          <table:table-cell office:value-type="float" office:value="129.96722073" calcext:value-type="float">
            <text:p>129.96722073</text:p>
          </table:table-cell>
          <table:table-cell office:value-type="float" office:value="2475.5389925" calcext:value-type="float">
            <text:p>2475.5389925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20.98187103" calcext:value-type="float">
            <text:p>120.98187103</text:p>
          </table:table-cell>
          <table:table-cell office:value-type="float" office:value="1143.97626171" calcext:value-type="float">
            <text:p>1143.97626171</text:p>
          </table:table-cell>
          <table:table-cell office:value-type="float" office:value="138.33444729" calcext:value-type="float">
            <text:p>138.33444729</text:p>
          </table:table-cell>
          <table:table-cell office:value-type="float" office:value="6387.6958218" calcext:value-type="float">
            <text:p>6387.6958218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Default" office:value-type="float" office:value="60.42835967" calcext:value-type="float">
            <text:p>60.42835967</text:p>
          </table:table-cell>
          <table:table-cell table:style-name="Default" office:value-type="float" office:value="887.91735863" calcext:value-type="float">
            <text:p>887.91735863</text:p>
          </table:table-cell>
          <table:table-cell office:value-type="float" office:value="64.44228092" calcext:value-type="float">
            <text:p>64.44228092</text:p>
          </table:table-cell>
          <table:table-cell office:value-type="float" office:value="1092.97528883" calcext:value-type="float">
            <text:p>1092.97528883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60.59065747" calcext:value-type="float">
            <text:p>60.59065747</text:p>
          </table:table-cell>
          <table:table-cell office:value-type="float" office:value="854.28704998" calcext:value-type="float">
            <text:p>854.28704998</text:p>
          </table:table-cell>
          <table:table-cell office:value-type="float" office:value="60.09349518" calcext:value-type="float">
            <text:p>60.09349518</text:p>
          </table:table-cell>
          <table:table-cell office:value-type="float" office:value="1704.321318" calcext:value-type="float">
            <text:p>1704.321318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54.78888263" calcext:value-type="float">
            <text:p>54.78888263</text:p>
          </table:table-cell>
          <table:table-cell office:value-type="float" office:value="1066.88389518" calcext:value-type="float">
            <text:p>1066.88389518</text:p>
          </table:table-cell>
          <table:table-cell office:value-type="float" office:value="58.90440051" calcext:value-type="float">
            <text:p>58.90440051</text:p>
          </table:table-cell>
          <table:table-cell office:value-type="float" office:value="6864.51469843" calcext:value-type="float">
            <text:p>6864.5146984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5" table:number-rows-spanned="1">
            <text:p>#2pcf measurement comparison along 3 axis</text:p>
          </table:table-cell>
          <table:covered-table-cell table:number-columns-repeated="2" table:style-name="Default"/>
          <table:covered-table-cell table:number-columns-repeated="2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xis 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xis 2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xis 3</text:p>
          </table:table-cell>
          <table:covered-table-cell table:style-name="ce2"/>
          <table:table-cell table:number-columns-repeated="14"/>
        </table:table-row>
        <table:table-row table:style-name="ro1"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Default" office:value-type="float" office:value="19279.1938135" calcext:value-type="float">
            <text:p>19279.1938135</text:p>
          </table:table-cell>
          <table:table-cell table:style-name="Default" office:value-type="float" office:value="428.39626566" calcext:value-type="float">
            <text:p>428.39626566</text:p>
          </table:table-cell>
          <table:table-cell office:value-type="float" office:value="19269.66157178" calcext:value-type="float">
            <text:p>19269.66157178</text:p>
          </table:table-cell>
          <table:table-cell office:value-type="float" office:value="532.79656172" calcext:value-type="float">
            <text:p>532.79656172</text:p>
          </table:table-cell>
          <table:table-cell office:value-type="float" office:value="19277.75845869" calcext:value-type="float">
            <text:p>19277.75845869</text:p>
          </table:table-cell>
          <table:table-cell office:value-type="float" office:value="402.29344937" calcext:value-type="float">
            <text:p>402.29344937</text:p>
          </table:table-cell>
          <table:table-cell table:number-columns-repeated="14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Default" office:value-type="float" office:value="2679.93719294" calcext:value-type="float">
            <text:p>2679.93719294</text:p>
          </table:table-cell>
          <table:table-cell table:style-name="Default" office:value-type="float" office:value="725.58170636" calcext:value-type="float">
            <text:p>725.58170636</text:p>
          </table:table-cell>
          <table:table-cell office:value-type="float" office:value="2685.75171368" calcext:value-type="float">
            <text:p>2685.75171368</text:p>
          </table:table-cell>
          <table:table-cell office:value-type="float" office:value="978.31643395" calcext:value-type="float">
            <text:p>978.31643395</text:p>
          </table:table-cell>
          <table:table-cell office:value-type="float" office:value="2685.24632239" calcext:value-type="float">
            <text:p>2685.24632239</text:p>
          </table:table-cell>
          <table:table-cell office:value-type="float" office:value="763.37889787" calcext:value-type="float">
            <text:p>763.37889787</text:p>
          </table:table-cell>
          <table:table-cell table:number-columns-repeated="14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Default" office:value-type="float" office:value="2335.80384323" calcext:value-type="float">
            <text:p>2335.80384323</text:p>
          </table:table-cell>
          <table:table-cell table:style-name="Default" office:value-type="float" office:value="915.4622832" calcext:value-type="float">
            <text:p>915.4622832</text:p>
          </table:table-cell>
          <table:table-cell office:value-type="float" office:value="2335.56432906" calcext:value-type="float">
            <text:p>2335.56432906</text:p>
          </table:table-cell>
          <table:table-cell office:value-type="float" office:value="806.94549886" calcext:value-type="float">
            <text:p>806.94549886</text:p>
          </table:table-cell>
          <table:table-cell office:value-type="float" office:value="2341.55302555" calcext:value-type="float">
            <text:p>2341.55302555</text:p>
          </table:table-cell>
          <table:table-cell office:value-type="float" office:value="998.90724171" calcext:value-type="float">
            <text:p>998.90724171</text:p>
          </table:table-cell>
          <table:table-cell table:number-columns-repeated="14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Default" office:value-type="float" office:value="668.85114595" calcext:value-type="float">
            <text:p>668.85114595</text:p>
          </table:table-cell>
          <table:table-cell table:style-name="Default" office:value-type="float" office:value="878.75794928" calcext:value-type="float">
            <text:p>878.75794928</text:p>
          </table:table-cell>
          <table:table-cell office:value-type="float" office:value="668.11452717" calcext:value-type="float">
            <text:p>668.11452717</text:p>
          </table:table-cell>
          <table:table-cell office:value-type="float" office:value="1093.72759107" calcext:value-type="float">
            <text:p>1093.72759107</text:p>
          </table:table-cell>
          <table:table-cell office:value-type="float" office:value="669.83523894" calcext:value-type="float">
            <text:p>669.83523894</text:p>
          </table:table-cell>
          <table:table-cell office:value-type="float" office:value="1033.23854843" calcext:value-type="float">
            <text:p>1033.23854843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Default" office:value-type="float" office:value="844.43692579" calcext:value-type="float">
            <text:p>844.43692579</text:p>
          </table:table-cell>
          <table:table-cell table:style-name="Default" office:value-type="float" office:value="903.40281124" calcext:value-type="float">
            <text:p>903.40281124</text:p>
          </table:table-cell>
          <table:table-cell office:value-type="float" office:value="848.46858621" calcext:value-type="float">
            <text:p>848.46858621</text:p>
          </table:table-cell>
          <table:table-cell office:value-type="float" office:value="1012.65438389" calcext:value-type="float">
            <text:p>1012.65438389</text:p>
          </table:table-cell>
          <table:table-cell office:value-type="float" office:value="844.27510479" calcext:value-type="float">
            <text:p>844.27510479</text:p>
          </table:table-cell>
          <table:table-cell office:value-type="float" office:value="1156.67800235" calcext:value-type="float">
            <text:p>1156.67800235</text:p>
          </table:table-cell>
          <table:table-cell table:number-columns-repeated="14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Default" office:value-type="float" office:value="301.22157641" calcext:value-type="float">
            <text:p>301.22157641</text:p>
          </table:table-cell>
          <table:table-cell table:style-name="Default" office:value-type="float" office:value="1043.18487885" calcext:value-type="float">
            <text:p>1043.18487885</text:p>
          </table:table-cell>
          <table:table-cell office:value-type="float" office:value="308.39451347" calcext:value-type="float">
            <text:p>308.39451347</text:p>
          </table:table-cell>
          <table:table-cell office:value-type="float" office:value="724.87383968" calcext:value-type="float">
            <text:p>724.87383968</text:p>
          </table:table-cell>
          <table:table-cell office:value-type="float" office:value="296.23209748" calcext:value-type="float">
            <text:p>296.23209748</text:p>
          </table:table-cell>
          <table:table-cell office:value-type="float" office:value="1157.99326448" calcext:value-type="float">
            <text:p>1157.99326448</text:p>
          </table:table-cell>
          <table:table-cell table:number-columns-repeated="14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Default" office:value-type="float" office:value="432.40590861" calcext:value-type="float">
            <text:p>432.40590861</text:p>
          </table:table-cell>
          <table:table-cell table:style-name="Default" office:value-type="float" office:value="766.51528968" calcext:value-type="float">
            <text:p>766.51528968</text:p>
          </table:table-cell>
          <table:table-cell office:value-type="float" office:value="440.14936245" calcext:value-type="float">
            <text:p>440.14936245</text:p>
          </table:table-cell>
          <table:table-cell office:value-type="float" office:value="1258.44634134" calcext:value-type="float">
            <text:p>1258.44634134</text:p>
          </table:table-cell>
          <table:table-cell office:value-type="float" office:value="433.09581505" calcext:value-type="float">
            <text:p>433.09581505</text:p>
          </table:table-cell>
          <table:table-cell office:value-type="float" office:value="940.944729" calcext:value-type="float">
            <text:p>940.944729</text:p>
          </table:table-cell>
          <table:table-cell table:number-columns-repeated="14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Default" office:value-type="float" office:value="171.14859056" calcext:value-type="float">
            <text:p>171.14859056</text:p>
          </table:table-cell>
          <table:table-cell table:style-name="Default" office:value-type="float" office:value="855.51809068" calcext:value-type="float">
            <text:p>855.51809068</text:p>
          </table:table-cell>
          <table:table-cell office:value-type="float" office:value="171.57466602" calcext:value-type="float">
            <text:p>171.57466602</text:p>
          </table:table-cell>
          <table:table-cell office:value-type="float" office:value="937.72319939" calcext:value-type="float">
            <text:p>937.72319939</text:p>
          </table:table-cell>
          <table:table-cell office:value-type="float" office:value="168.62856368" calcext:value-type="float">
            <text:p>168.62856368</text:p>
          </table:table-cell>
          <table:table-cell office:value-type="float" office:value="959.53491871" calcext:value-type="float">
            <text:p>959.53491871</text:p>
          </table:table-cell>
          <table:table-cell table:number-columns-repeated="14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Default" office:value-type="float" office:value="264.63297642" calcext:value-type="float">
            <text:p>264.63297642</text:p>
          </table:table-cell>
          <table:table-cell table:style-name="Default" office:value-type="float" office:value="1300.90867916" calcext:value-type="float">
            <text:p>1300.90867916</text:p>
          </table:table-cell>
          <table:table-cell office:value-type="float" office:value="265.34280212" calcext:value-type="float">
            <text:p>265.34280212</text:p>
          </table:table-cell>
          <table:table-cell office:value-type="float" office:value="901.87813866" calcext:value-type="float">
            <text:p>901.87813866</text:p>
          </table:table-cell>
          <table:table-cell office:value-type="float" office:value="261.81914145" calcext:value-type="float">
            <text:p>261.81914145</text:p>
          </table:table-cell>
          <table:table-cell office:value-type="float" office:value="1244.79148508" calcext:value-type="float">
            <text:p>1244.79148508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Default" office:value-type="float" office:value="113.50400364" calcext:value-type="float">
            <text:p>113.50400364</text:p>
          </table:table-cell>
          <table:table-cell table:style-name="Default" office:value-type="float" office:value="1085.9183732" calcext:value-type="float">
            <text:p>1085.9183732</text:p>
          </table:table-cell>
          <table:table-cell office:value-type="float" office:value="109.98751636" calcext:value-type="float">
            <text:p>109.98751636</text:p>
          </table:table-cell>
          <table:table-cell office:value-type="float" office:value="1109.66073914" calcext:value-type="float">
            <text:p>1109.66073914</text:p>
          </table:table-cell>
          <table:table-cell office:value-type="float" office:value="112.61152136" calcext:value-type="float">
            <text:p>112.61152136</text:p>
          </table:table-cell>
          <table:table-cell office:value-type="float" office:value="860.19196658" calcext:value-type="float">
            <text:p>860.19196658</text:p>
          </table:table-cell>
          <table:table-cell table:number-columns-repeated="14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Default" office:value-type="float" office:value="181.13429212" calcext:value-type="float">
            <text:p>181.13429212</text:p>
          </table:table-cell>
          <table:table-cell table:style-name="Default" office:value-type="float" office:value="967.82119767" calcext:value-type="float">
            <text:p>967.82119767</text:p>
          </table:table-cell>
          <table:table-cell office:value-type="float" office:value="177.88656276" calcext:value-type="float">
            <text:p>177.88656276</text:p>
          </table:table-cell>
          <table:table-cell office:value-type="float" office:value="1253.25650903" calcext:value-type="float">
            <text:p>1253.25650903</text:p>
          </table:table-cell>
          <table:table-cell office:value-type="float" office:value="170.80998349" calcext:value-type="float">
            <text:p>170.80998349</text:p>
          </table:table-cell>
          <table:table-cell office:value-type="float" office:value="815.23943777" calcext:value-type="float">
            <text:p>815.23943777</text:p>
          </table:table-cell>
          <table:table-cell table:number-columns-repeated="14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Default" office:value-type="float" office:value="74.04422619" calcext:value-type="float">
            <text:p>74.04422619</text:p>
          </table:table-cell>
          <table:table-cell table:style-name="Default" office:value-type="float" office:value="884.30434357" calcext:value-type="float">
            <text:p>884.30434357</text:p>
          </table:table-cell>
          <table:table-cell office:value-type="float" office:value="80.72063352" calcext:value-type="float">
            <text:p>80.72063352</text:p>
          </table:table-cell>
          <table:table-cell office:value-type="float" office:value="1106.67485384" calcext:value-type="float">
            <text:p>1106.67485384</text:p>
          </table:table-cell>
          <table:table-cell office:value-type="float" office:value="74.71662152" calcext:value-type="float">
            <text:p>74.71662152</text:p>
          </table:table-cell>
          <table:table-cell office:value-type="float" office:value="1094.71605773" calcext:value-type="float">
            <text:p>1094.71605773</text:p>
          </table:table-cell>
          <table:table-cell table:number-columns-repeated="14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Default" office:value-type="float" office:value="129.67366362" calcext:value-type="float">
            <text:p>129.67366362</text:p>
          </table:table-cell>
          <table:table-cell table:style-name="Default" office:value-type="float" office:value="1185.19080154" calcext:value-type="float">
            <text:p>1185.19080154</text:p>
          </table:table-cell>
          <table:table-cell office:value-type="float" office:value="124.58119831" calcext:value-type="float">
            <text:p>124.58119831</text:p>
          </table:table-cell>
          <table:table-cell office:value-type="float" office:value="1419.63460505" calcext:value-type="float">
            <text:p>1419.63460505</text:p>
          </table:table-cell>
          <table:table-cell office:value-type="float" office:value="125.0038289" calcext:value-type="float">
            <text:p>125.0038289</text:p>
          </table:table-cell>
          <table:table-cell office:value-type="float" office:value="935.11150715" calcext:value-type="float">
            <text:p>935.11150715</text:p>
          </table:table-cell>
          <table:table-cell table:number-columns-repeated="14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Default" office:value-type="float" office:value="49.52180394" calcext:value-type="float">
            <text:p>49.52180394</text:p>
          </table:table-cell>
          <table:table-cell table:style-name="Default" office:value-type="float" office:value="1507.47472261" calcext:value-type="float">
            <text:p>1507.47472261</text:p>
          </table:table-cell>
          <table:table-cell office:value-type="float" office:value="56.08969688" calcext:value-type="float">
            <text:p>56.08969688</text:p>
          </table:table-cell>
          <table:table-cell office:value-type="float" office:value="945.54061919" calcext:value-type="float">
            <text:p>945.54061919</text:p>
          </table:table-cell>
          <table:table-cell office:value-type="float" office:value="51.20028383" calcext:value-type="float">
            <text:p>51.20028383</text:p>
          </table:table-cell>
          <table:table-cell office:value-type="float" office:value="1172.50555416" calcext:value-type="float">
            <text:p>1172.50555416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10" table:number-rows-spanned="2">
            <text:p>## MBII blackholes data analysis</text:p>
          </table:table-cell>
          <table:covered-table-cell table:number-columns-repeated="2" table:style-name="Default"/>
          <table:covered-table-cell table:number-columns-repeated="7"/>
          <table:table-cell table:number-columns-repeated="11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7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0" table:number-rows-spanned="1">
            <text:p># 2pcf measurement of the MBII blackholes at z~4 with mult = 50, z_bin_size = 5, bin_size = 50, from bins = (0, 8000kpc/h).</text:p>
          </table:table-cell>
          <table:covered-table-cell table:number-columns-repeated="2" table:style-name="Default"/>
          <table:covered-table-cell table:number-columns-repeated="7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exag_shen_inc</text:p>
          </table:table-cell>
          <table:covered-table-cell/>
          <table:table-cell table:number-columns-repeated="17"/>
        </table:table-row>
        <table:table-row table:style-name="ro1">
          <table:table-cell table:style-name="ce2" office:value-type="string" calcext:value-type="string">
            <text:p>bin_mid</text:p>
          </table:table-cell>
          <table:table-cell table:number-columns-repeated="2" table:style-name="ce2" office:value-type="string" calcext:value-type="string">
            <text:p>xi(r)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1537663718215" calcext:value-type="float">
            <text:p>49.1537664</text:p>
          </table:table-cell>
          <table:table-cell office:value-type="float" office:value="88.4404227315555" calcext:value-type="float">
            <text:p>88.4404227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22921527749564" calcext:value-type="float">
            <text:p>3.2292153</text:p>
          </table:table-cell>
          <table:table-cell office:value-type="float" office:value="3.56640183227019" calcext:value-type="float">
            <text:p>3.5664018</text:p>
          </table:table-cell>
          <table:table-cell table:number-columns-repeated="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11007428604512" calcext:value-type="float">
            <text:p>2.1100743</text:p>
          </table:table-cell>
          <table:table-cell office:value-type="float" office:value="2.38533195007368" calcext:value-type="float">
            <text:p>2.3853320</text:p>
          </table:table-cell>
          <table:table-cell table:number-columns-repeated="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90664754290081" calcext:value-type="float">
            <text:p>1.9066475</text:p>
          </table:table-cell>
          <table:table-cell office:value-type="float" office:value="2.37051027928939" calcext:value-type="float">
            <text:p>2.3705103</text:p>
          </table:table-cell>
          <table:table-cell table:number-columns-repeated="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89419879174529" calcext:value-type="float">
            <text:p>1.8941988</text:p>
          </table:table-cell>
          <table:table-cell office:value-type="float" office:value="2.01040677300242" calcext:value-type="float">
            <text:p>2.0104068</text:p>
          </table:table-cell>
          <table:table-cell table:number-columns-repeated="1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53440210679645" calcext:value-type="float">
            <text:p>1.5344021</text:p>
          </table:table-cell>
          <table:table-cell office:value-type="float" office:value="1.60356575314853" calcext:value-type="float">
            <text:p>1.6035658</text:p>
          </table:table-cell>
          <table:table-cell table:number-columns-repeated="1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36720739674874" calcext:value-type="float">
            <text:p>1.3672074</text:p>
          </table:table-cell>
          <table:table-cell office:value-type="float" office:value="1.453492441139" calcext:value-type="float">
            <text:p>1.4534924</text:p>
          </table:table-cell>
          <table:table-cell table:number-columns-repeated="1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29623538988567" calcext:value-type="float">
            <text:p>1.2962354</text:p>
          </table:table-cell>
          <table:table-cell office:value-type="float" office:value="1.2754883659461" calcext:value-type="float">
            <text:p>1.2754884</text:p>
          </table:table-cell>
          <table:table-cell table:number-columns-repeated="1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10559285607856" calcext:value-type="float">
            <text:p>1.1055929</text:p>
          </table:table-cell>
          <table:table-cell office:value-type="float" office:value="1.20537880801724" calcext:value-type="float">
            <text:p>1.2053788</text:p>
          </table:table-cell>
          <table:table-cell table:number-columns-repeated="1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02358381746118" calcext:value-type="float">
            <text:p>1.0235838</text:p>
          </table:table-cell>
          <table:table-cell office:value-type="float" office:value="0.982589815730722" calcext:value-type="float">
            <text:p>0.9825898</text:p>
          </table:table-cell>
          <table:table-cell table:number-columns-repeated="1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40575334499373" calcext:value-type="float">
            <text:p>0.9405753</text:p>
          </table:table-cell>
          <table:table-cell office:value-type="float" office:value="0.912046797685268" calcext:value-type="float">
            <text:p>0.9120468</text:p>
          </table:table-cell>
          <table:table-cell table:number-columns-repeated="1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815815097792738" calcext:value-type="float">
            <text:p>0.8158151</text:p>
          </table:table-cell>
          <table:table-cell office:value-type="float" office:value="0.824814799664086" calcext:value-type="float">
            <text:p>0.8248148</text:p>
          </table:table-cell>
          <table:table-cell table:number-columns-repeated="1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766331501559799" calcext:value-type="float">
            <text:p>0.7663315</text:p>
          </table:table-cell>
          <table:table-cell office:value-type="float" office:value="0.780633101819682" calcext:value-type="float">
            <text:p>0.7806331</text:p>
          </table:table-cell>
          <table:table-cell table:number-columns-repeated="1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9695173063138" calcext:value-type="float">
            <text:p>0.6969517</text:p>
          </table:table-cell>
          <table:table-cell office:value-type="float" office:value="0.726985561158742" calcext:value-type="float">
            <text:p>0.7269856</text:p>
          </table:table-cell>
          <table:table-cell table:number-columns-repeated="1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720999130534578" calcext:value-type="float">
            <text:p>0.7209991</text:p>
          </table:table-cell>
          <table:table-cell office:value-type="float" office:value="0.76386822990553" calcext:value-type="float">
            <text:p>0.7638682</text:p>
          </table:table-cell>
          <table:table-cell table:number-columns-repeated="1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22880101012491" calcext:value-type="float">
            <text:p>0.6228801</text:p>
          </table:table-cell>
          <table:table-cell office:value-type="float" office:value="0.679496640046452" calcext:value-type="float">
            <text:p>0.6794966</text:p>
          </table:table-cell>
          <table:table-cell table:number-columns-repeated="1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580102135460498" calcext:value-type="float">
            <text:p>0.5801021</text:p>
          </table:table-cell>
          <table:table-cell office:value-type="float" office:value="0.557078487504279" calcext:value-type="float">
            <text:p>0.5570785</text:p>
          </table:table-cell>
          <table:table-cell table:number-columns-repeated="1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526366985410657" calcext:value-type="float">
            <text:p>0.5263670</text:p>
          </table:table-cell>
          <table:table-cell office:value-type="float" office:value="0.482743265407893" calcext:value-type="float">
            <text:p>0.4827433</text:p>
          </table:table-cell>
          <table:table-cell table:number-columns-repeated="1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516094537274793" calcext:value-type="float">
            <text:p>0.5160945</text:p>
          </table:table-cell>
          <table:table-cell office:value-type="float" office:value="0.551782186026505" calcext:value-type="float">
            <text:p>0.5517822</text:p>
          </table:table-cell>
          <table:table-cell table:number-columns-repeated="1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506134873605575" calcext:value-type="float">
            <text:p>0.5061349</text:p>
          </table:table-cell>
          <table:table-cell office:value-type="float" office:value="0.524565194407905" calcext:value-type="float">
            <text:p>0.5245652</text:p>
          </table:table-cell>
          <table:table-cell table:number-columns-repeated="1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520466675995485" calcext:value-type="float">
            <text:p>0.5204667</text:p>
          </table:table-cell>
          <table:table-cell office:value-type="float" office:value="0.49411037544772" calcext:value-type="float">
            <text:p>0.4941104</text:p>
          </table:table-cell>
          <table:table-cell table:number-columns-repeated="1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48315912899346" calcext:value-type="float">
            <text:p>0.4831591</text:p>
          </table:table-cell>
          <table:table-cell office:value-type="float" office:value="0.517834621973594" calcext:value-type="float">
            <text:p>0.5178346</text:p>
          </table:table-cell>
          <table:table-cell table:number-columns-repeated="1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465801688500703" calcext:value-type="float">
            <text:p>0.4658017</text:p>
          </table:table-cell>
          <table:table-cell office:value-type="float" office:value="0.477625632976967" calcext:value-type="float">
            <text:p>0.4776256</text:p>
          </table:table-cell>
          <table:table-cell table:number-columns-repeated="1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432182010043383" calcext:value-type="float">
            <text:p>0.4321820</text:p>
          </table:table-cell>
          <table:table-cell office:value-type="float" office:value="0.493854881931426" calcext:value-type="float">
            <text:p>0.4938549</text:p>
          </table:table-cell>
          <table:table-cell table:number-columns-repeated="1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441962042045397" calcext:value-type="float">
            <text:p>0.4419620</text:p>
          </table:table-cell>
          <table:table-cell office:value-type="float" office:value="0.418522963618648" calcext:value-type="float">
            <text:p>0.4185230</text:p>
          </table:table-cell>
          <table:table-cell table:number-columns-repeated="1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457628870198322" calcext:value-type="float">
            <text:p>0.4576289</text:p>
          </table:table-cell>
          <table:table-cell office:value-type="float" office:value="0.465992837514631" calcext:value-type="float">
            <text:p>0.4659928</text:p>
          </table:table-cell>
          <table:table-cell table:number-columns-repeated="1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43458640564679" calcext:value-type="float">
            <text:p>0.4345864</text:p>
          </table:table-cell>
          <table:table-cell office:value-type="float" office:value="0.423384152810035" calcext:value-type="float">
            <text:p>0.4233842</text:p>
          </table:table-cell>
          <table:table-cell table:number-columns-repeated="1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418622143105467" calcext:value-type="float">
            <text:p>0.4186221</text:p>
          </table:table-cell>
          <table:table-cell office:value-type="float" office:value="0.437871781819234" calcext:value-type="float">
            <text:p>0.4378718</text:p>
          </table:table-cell>
          <table:table-cell table:number-columns-repeated="1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38453480937159" calcext:value-type="float">
            <text:p>0.3845348</text:p>
          </table:table-cell>
          <table:table-cell office:value-type="float" office:value="0.373315296614963" calcext:value-type="float">
            <text:p>0.3733153</text:p>
          </table:table-cell>
          <table:table-cell table:number-columns-repeated="1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39276309597716" calcext:value-type="float">
            <text:p>0.3927631</text:p>
          </table:table-cell>
          <table:table-cell office:value-type="float" office:value="0.415897767188211" calcext:value-type="float">
            <text:p>0.4158978</text:p>
          </table:table-cell>
          <table:table-cell table:number-columns-repeated="1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381315337504727" calcext:value-type="float">
            <text:p>0.3813153</text:p>
          </table:table-cell>
          <table:table-cell office:value-type="float" office:value="0.387946218593532" calcext:value-type="float">
            <text:p>0.3879462</text:p>
          </table:table-cell>
          <table:table-cell table:number-columns-repeated="1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386744867194337" calcext:value-type="float">
            <text:p>0.3867449</text:p>
          </table:table-cell>
          <table:table-cell office:value-type="float" office:value="0.385118108419211" calcext:value-type="float">
            <text:p>0.3851181</text:p>
          </table:table-cell>
          <table:table-cell table:number-columns-repeated="1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368334391116083" calcext:value-type="float">
            <text:p>0.3683344</text:p>
          </table:table-cell>
          <table:table-cell office:value-type="float" office:value="0.388425879639509" calcext:value-type="float">
            <text:p>0.3884259</text:p>
          </table:table-cell>
          <table:table-cell table:number-columns-repeated="1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360138528906436" calcext:value-type="float">
            <text:p>0.3601385</text:p>
          </table:table-cell>
          <table:table-cell office:value-type="float" office:value="0.373550177482578" calcext:value-type="float">
            <text:p>0.3735502</text:p>
          </table:table-cell>
          <table:table-cell table:number-columns-repeated="1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367841133580112" calcext:value-type="float">
            <text:p>0.3678411</text:p>
          </table:table-cell>
          <table:table-cell office:value-type="float" office:value="0.408051536593444" calcext:value-type="float">
            <text:p>0.4080515</text:p>
          </table:table-cell>
          <table:table-cell table:number-columns-repeated="1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335152319038675" calcext:value-type="float">
            <text:p>0.3351523</text:p>
          </table:table-cell>
          <table:table-cell office:value-type="float" office:value="0.353585790703255" calcext:value-type="float">
            <text:p>0.3535858</text:p>
          </table:table-cell>
          <table:table-cell table:number-columns-repeated="1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350761765487279" calcext:value-type="float">
            <text:p>0.3507618</text:p>
          </table:table-cell>
          <table:table-cell office:value-type="float" office:value="0.421473761550564" calcext:value-type="float">
            <text:p>0.4214738</text:p>
          </table:table-cell>
          <table:table-cell table:number-columns-repeated="1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321688191183027" calcext:value-type="float">
            <text:p>0.3216882</text:p>
          </table:table-cell>
          <table:table-cell office:value-type="float" office:value="0.354589123301972" calcext:value-type="float">
            <text:p>0.3545891</text:p>
          </table:table-cell>
          <table:table-cell table:number-columns-repeated="1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33867034813347" calcext:value-type="float">
            <text:p>0.3386703</text:p>
          </table:table-cell>
          <table:table-cell office:value-type="float" office:value="0.357937700593739" calcext:value-type="float">
            <text:p>0.3579377</text:p>
          </table:table-cell>
          <table:table-cell table:number-columns-repeated="1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323372821929088" calcext:value-type="float">
            <text:p>0.3233728</text:p>
          </table:table-cell>
          <table:table-cell office:value-type="float" office:value="0.337236117090146" calcext:value-type="float">
            <text:p>0.3372361</text:p>
          </table:table-cell>
          <table:table-cell table:number-columns-repeated="18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3191107318884" calcext:value-type="float">
            <text:p>0.3191107</text:p>
          </table:table-cell>
          <table:table-cell office:value-type="float" office:value="0.289463031687354" calcext:value-type="float">
            <text:p>0.2894630</text:p>
          </table:table-cell>
          <table:table-cell table:number-columns-repeated="18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.304703222896593" calcext:value-type="float">
            <text:p>0.3047032</text:p>
          </table:table-cell>
          <table:table-cell office:value-type="float" office:value="0.292586632002408" calcext:value-type="float">
            <text:p>0.2925866</text:p>
          </table:table-cell>
          <table:table-cell table:number-columns-repeated="18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306857211012334" calcext:value-type="float">
            <text:p>0.3068572</text:p>
          </table:table-cell>
          <table:table-cell office:value-type="float" office:value="0.309398912716073" calcext:value-type="float">
            <text:p>0.3093989</text:p>
          </table:table-cell>
          <table:table-cell table:number-columns-repeated="18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30232707537374" calcext:value-type="float">
            <text:p>0.3023271</text:p>
          </table:table-cell>
          <table:table-cell office:value-type="float" office:value="0.301060010461703" calcext:value-type="float">
            <text:p>0.3010600</text:p>
          </table:table-cell>
          <table:table-cell table:number-columns-repeated="18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.308520269494005" calcext:value-type="float">
            <text:p>0.3085203</text:p>
          </table:table-cell>
          <table:table-cell office:value-type="float" office:value="0.300669465493305" calcext:value-type="float">
            <text:p>0.3006695</text:p>
          </table:table-cell>
          <table:table-cell table:number-columns-repeated="18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.300270305230946" calcext:value-type="float">
            <text:p>0.3002703</text:p>
          </table:table-cell>
          <table:table-cell office:value-type="float" office:value="0.28014715750472" calcext:value-type="float">
            <text:p>0.2801472</text:p>
          </table:table-cell>
          <table:table-cell table:number-columns-repeated="18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295628980413074" calcext:value-type="float">
            <text:p>0.2956290</text:p>
          </table:table-cell>
          <table:table-cell office:value-type="float" office:value="0.299261725266498" calcext:value-type="float">
            <text:p>0.2992617</text:p>
          </table:table-cell>
          <table:table-cell table:number-columns-repeated="18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.273179676221614" calcext:value-type="float">
            <text:p>0.2731797</text:p>
          </table:table-cell>
          <table:table-cell office:value-type="float" office:value="0.287517877906286" calcext:value-type="float">
            <text:p>0.2875179</text:p>
          </table:table-cell>
          <table:table-cell table:number-columns-repeated="18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.286709150177684" calcext:value-type="float">
            <text:p>0.2867092</text:p>
          </table:table-cell>
          <table:table-cell office:value-type="float" office:value="0.288155738439215" calcext:value-type="float">
            <text:p>0.2881557</text:p>
          </table:table-cell>
          <table:table-cell table:number-columns-repeated="18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.273671648940284" calcext:value-type="float">
            <text:p>0.2736716</text:p>
          </table:table-cell>
          <table:table-cell office:value-type="float" office:value="0.264833891146137" calcext:value-type="float">
            <text:p>0.2648339</text:p>
          </table:table-cell>
          <table:table-cell table:number-columns-repeated="18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.272426852390219" calcext:value-type="float">
            <text:p>0.2724269</text:p>
          </table:table-cell>
          <table:table-cell office:value-type="float" office:value="0.268576878469048" calcext:value-type="float">
            <text:p>0.2685769</text:p>
          </table:table-cell>
          <table:table-cell table:number-columns-repeated="18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.266321485059698" calcext:value-type="float">
            <text:p>0.2663215</text:p>
          </table:table-cell>
          <table:table-cell office:value-type="float" office:value="0.272267897184787" calcext:value-type="float">
            <text:p>0.2722679</text:p>
          </table:table-cell>
          <table:table-cell table:number-columns-repeated="18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.26146179731691" calcext:value-type="float">
            <text:p>0.2614618</text:p>
          </table:table-cell>
          <table:table-cell office:value-type="float" office:value="0.269384269111834" calcext:value-type="float">
            <text:p>0.2693843</text:p>
          </table:table-cell>
          <table:table-cell table:number-columns-repeated="18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.253078800692657" calcext:value-type="float">
            <text:p>0.2530788</text:p>
          </table:table-cell>
          <table:table-cell office:value-type="float" office:value="0.249617056170528" calcext:value-type="float">
            <text:p>0.2496171</text:p>
          </table:table-cell>
          <table:table-cell table:number-columns-repeated="18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.25605011048237" calcext:value-type="float">
            <text:p>0.2560501</text:p>
          </table:table-cell>
          <table:table-cell office:value-type="float" office:value="0.24661377496451" calcext:value-type="float">
            <text:p>0.2466138</text:p>
          </table:table-cell>
          <table:table-cell table:number-columns-repeated="18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.251097361827987" calcext:value-type="float">
            <text:p>0.2510974</text:p>
          </table:table-cell>
          <table:table-cell office:value-type="float" office:value="0.277049784007836" calcext:value-type="float">
            <text:p>0.2770498</text:p>
          </table:table-cell>
          <table:table-cell table:number-columns-repeated="18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.24197872537347" calcext:value-type="float">
            <text:p>0.2419787</text:p>
          </table:table-cell>
          <table:table-cell office:value-type="float" office:value="0.274792380146793" calcext:value-type="float">
            <text:p>0.2747924</text:p>
          </table:table-cell>
          <table:table-cell table:number-columns-repeated="18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.224243541496052" calcext:value-type="float">
            <text:p>0.2242435</text:p>
          </table:table-cell>
          <table:table-cell office:value-type="float" office:value="0.247248144853716" calcext:value-type="float">
            <text:p>0.2472481</text:p>
          </table:table-cell>
          <table:table-cell table:number-columns-repeated="18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.237580844426744" calcext:value-type="float">
            <text:p>0.2375808</text:p>
          </table:table-cell>
          <table:table-cell office:value-type="float" office:value="0.225890356553525" calcext:value-type="float">
            <text:p>0.2258904</text:p>
          </table:table-cell>
          <table:table-cell table:number-columns-repeated="18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.234846024105311" calcext:value-type="float">
            <text:p>0.2348460</text:p>
          </table:table-cell>
          <table:table-cell office:value-type="float" office:value="0.215257618417187" calcext:value-type="float">
            <text:p>0.2152576</text:p>
          </table:table-cell>
          <table:table-cell table:number-columns-repeated="18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.224874131694521" calcext:value-type="float">
            <text:p>0.2248741</text:p>
          </table:table-cell>
          <table:table-cell office:value-type="float" office:value="0.243819954761846" calcext:value-type="float">
            <text:p>0.2438200</text:p>
          </table:table-cell>
          <table:table-cell table:number-columns-repeated="18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.240336222093277" calcext:value-type="float">
            <text:p>0.2403362</text:p>
          </table:table-cell>
          <table:table-cell office:value-type="float" office:value="0.251774668215869" calcext:value-type="float">
            <text:p>0.2517747</text:p>
          </table:table-cell>
          <table:table-cell table:number-columns-repeated="18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.220661647330394" calcext:value-type="float">
            <text:p>0.2206616</text:p>
          </table:table-cell>
          <table:table-cell office:value-type="float" office:value="0.229088569783295" calcext:value-type="float">
            <text:p>0.2290886</text:p>
          </table:table-cell>
          <table:table-cell table:number-columns-repeated="18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0.227518032329391" calcext:value-type="float">
            <text:p>0.2275180</text:p>
          </table:table-cell>
          <table:table-cell office:value-type="float" office:value="0.222665517746627" calcext:value-type="float">
            <text:p>0.2226655</text:p>
          </table:table-cell>
          <table:table-cell table:number-columns-repeated="18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.225011581848392" calcext:value-type="float">
            <text:p>0.2250116</text:p>
          </table:table-cell>
          <table:table-cell office:value-type="float" office:value="0.215651666969361" calcext:value-type="float">
            <text:p>0.2156517</text:p>
          </table:table-cell>
          <table:table-cell table:number-columns-repeated="18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.228578717746743" calcext:value-type="float">
            <text:p>0.2285787</text:p>
          </table:table-cell>
          <table:table-cell office:value-type="float" office:value="0.249797779081538" calcext:value-type="float">
            <text:p>0.2497978</text:p>
          </table:table-cell>
          <table:table-cell table:number-columns-repeated="18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0.220483003066967" calcext:value-type="float">
            <text:p>0.2204830</text:p>
          </table:table-cell>
          <table:table-cell office:value-type="float" office:value="0.234835121373854" calcext:value-type="float">
            <text:p>0.2348351</text:p>
          </table:table-cell>
          <table:table-cell table:number-columns-repeated="18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0.203649809205925" calcext:value-type="float">
            <text:p>0.2036498</text:p>
          </table:table-cell>
          <table:table-cell office:value-type="float" office:value="0.205477210416709" calcext:value-type="float">
            <text:p>0.2054772</text:p>
          </table:table-cell>
          <table:table-cell table:number-columns-repeated="18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0.219009903099451" calcext:value-type="float">
            <text:p>0.2190099</text:p>
          </table:table-cell>
          <table:table-cell office:value-type="float" office:value="0.220626226800458" calcext:value-type="float">
            <text:p>0.2206262</text:p>
          </table:table-cell>
          <table:table-cell table:number-columns-repeated="18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0.19932301622994" calcext:value-type="float">
            <text:p>0.1993230</text:p>
          </table:table-cell>
          <table:table-cell office:value-type="float" office:value="0.190697801295353" calcext:value-type="float">
            <text:p>0.1906978</text:p>
          </table:table-cell>
          <table:table-cell table:number-columns-repeated="18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0.205052158071158" calcext:value-type="float">
            <text:p>0.2050522</text:p>
          </table:table-cell>
          <table:table-cell office:value-type="float" office:value="0.195925687893611" calcext:value-type="float">
            <text:p>0.1959257</text:p>
          </table:table-cell>
          <table:table-cell table:number-columns-repeated="18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0.213000135458696" calcext:value-type="float">
            <text:p>0.2130001</text:p>
          </table:table-cell>
          <table:table-cell office:value-type="float" office:value="0.210774356269901" calcext:value-type="float">
            <text:p>0.2107744</text:p>
          </table:table-cell>
          <table:table-cell table:number-columns-repeated="18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0.205077798684824" calcext:value-type="float">
            <text:p>0.2050778</text:p>
          </table:table-cell>
          <table:table-cell office:value-type="float" office:value="0.206235482621626" calcext:value-type="float">
            <text:p>0.2062355</text:p>
          </table:table-cell>
          <table:table-cell table:number-columns-repeated="18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0.183561060591809" calcext:value-type="float">
            <text:p>0.1835611</text:p>
          </table:table-cell>
          <table:table-cell office:value-type="float" office:value="0.176257492806389" calcext:value-type="float">
            <text:p>0.1762575</text:p>
          </table:table-cell>
          <table:table-cell table:number-columns-repeated="18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0.188028609219909" calcext:value-type="float">
            <text:p>0.1880286</text:p>
          </table:table-cell>
          <table:table-cell office:value-type="float" office:value="0.19142523044984" calcext:value-type="float">
            <text:p>0.1914252</text:p>
          </table:table-cell>
          <table:table-cell table:number-columns-repeated="18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0.200151241557174" calcext:value-type="float">
            <text:p>0.2001512</text:p>
          </table:table-cell>
          <table:table-cell office:value-type="float" office:value="0.20488887453881" calcext:value-type="float">
            <text:p>0.2048889</text:p>
          </table:table-cell>
          <table:table-cell table:number-columns-repeated="18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0.196400336601413" calcext:value-type="float">
            <text:p>0.1964003</text:p>
          </table:table-cell>
          <table:table-cell office:value-type="float" office:value="0.172776144113924" calcext:value-type="float">
            <text:p>0.1727761</text:p>
          </table:table-cell>
          <table:table-cell table:number-columns-repeated="18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0.190605412361185" calcext:value-type="float">
            <text:p>0.1906054</text:p>
          </table:table-cell>
          <table:table-cell office:value-type="float" office:value="0.19882476273244" calcext:value-type="float">
            <text:p>0.1988248</text:p>
          </table:table-cell>
          <table:table-cell table:number-columns-repeated="18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0.184017978897602" calcext:value-type="float">
            <text:p>0.1840180</text:p>
          </table:table-cell>
          <table:table-cell office:value-type="float" office:value="0.20160558969315" calcext:value-type="float">
            <text:p>0.2016056</text:p>
          </table:table-cell>
          <table:table-cell table:number-columns-repeated="18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0.188916333742042" calcext:value-type="float">
            <text:p>0.1889163</text:p>
          </table:table-cell>
          <table:table-cell office:value-type="float" office:value="0.197172495511629" calcext:value-type="float">
            <text:p>0.1971725</text:p>
          </table:table-cell>
          <table:table-cell table:number-columns-repeated="18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0.181420043233131" calcext:value-type="float">
            <text:p>0.1814200</text:p>
          </table:table-cell>
          <table:table-cell office:value-type="float" office:value="0.196293622586285" calcext:value-type="float">
            <text:p>0.1962936</text:p>
          </table:table-cell>
          <table:table-cell table:number-columns-repeated="18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0.186747154087616" calcext:value-type="float">
            <text:p>0.1867472</text:p>
          </table:table-cell>
          <table:table-cell office:value-type="float" office:value="0.176546800856533" calcext:value-type="float">
            <text:p>0.1765468</text:p>
          </table:table-cell>
          <table:table-cell table:number-columns-repeated="18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0.178008609222678" calcext:value-type="float">
            <text:p>0.1780086</text:p>
          </table:table-cell>
          <table:table-cell office:value-type="float" office:value="0.180167717556301" calcext:value-type="float">
            <text:p>0.1801677</text:p>
          </table:table-cell>
          <table:table-cell table:number-columns-repeated="18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0.185435095370796" calcext:value-type="float">
            <text:p>0.1854351</text:p>
          </table:table-cell>
          <table:table-cell office:value-type="float" office:value="0.181118064452961" calcext:value-type="float">
            <text:p>0.1811181</text:p>
          </table:table-cell>
          <table:table-cell table:number-columns-repeated="18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0.18502802156156" calcext:value-type="float">
            <text:p>0.1850280</text:p>
          </table:table-cell>
          <table:table-cell office:value-type="float" office:value="0.18410201273956" calcext:value-type="float">
            <text:p>0.1841020</text:p>
          </table:table-cell>
          <table:table-cell table:number-columns-repeated="18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0.184123130885014" calcext:value-type="float">
            <text:p>0.1841231</text:p>
          </table:table-cell>
          <table:table-cell office:value-type="float" office:value="0.190612225675129" calcext:value-type="float">
            <text:p>0.1906122</text:p>
          </table:table-cell>
          <table:table-cell table:number-columns-repeated="18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0.162326175615548" calcext:value-type="float">
            <text:p>0.1623262</text:p>
          </table:table-cell>
          <table:table-cell office:value-type="float" office:value="0.153336437448677" calcext:value-type="float">
            <text:p>0.1533364</text:p>
          </table:table-cell>
          <table:table-cell table:number-columns-repeated="18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0.172024130792746" calcext:value-type="float">
            <text:p>0.1720241</text:p>
          </table:table-cell>
          <table:table-cell office:value-type="float" office:value="0.162464599209085" calcext:value-type="float">
            <text:p>0.1624646</text:p>
          </table:table-cell>
          <table:table-cell table:number-columns-repeated="18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0.185653399923579" calcext:value-type="float">
            <text:p>0.1856534</text:p>
          </table:table-cell>
          <table:table-cell office:value-type="float" office:value="0.172830362032568" calcext:value-type="float">
            <text:p>0.1728304</text:p>
          </table:table-cell>
          <table:table-cell table:number-columns-repeated="18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0.162158137673412" calcext:value-type="float">
            <text:p>0.1621581</text:p>
          </table:table-cell>
          <table:table-cell office:value-type="float" office:value="0.150516414452523" calcext:value-type="float">
            <text:p>0.1505164</text:p>
          </table:table-cell>
          <table:table-cell table:number-columns-repeated="18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0.160200738607691" calcext:value-type="float">
            <text:p>0.1602007</text:p>
          </table:table-cell>
          <table:table-cell office:value-type="float" office:value="0.164925983819496" calcext:value-type="float">
            <text:p>0.1649260</text:p>
          </table:table-cell>
          <table:table-cell table:number-columns-repeated="18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0.166753296521917" calcext:value-type="float">
            <text:p>0.1667533</text:p>
          </table:table-cell>
          <table:table-cell office:value-type="float" office:value="0.170784183042584" calcext:value-type="float">
            <text:p>0.1707842</text:p>
          </table:table-cell>
          <table:table-cell table:number-columns-repeated="18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0.166328658725558" calcext:value-type="float">
            <text:p>0.1663287</text:p>
          </table:table-cell>
          <table:table-cell office:value-type="float" office:value="0.173102757618452" calcext:value-type="float">
            <text:p>0.1731028</text:p>
          </table:table-cell>
          <table:table-cell table:number-columns-repeated="18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0.160348622543126" calcext:value-type="float">
            <text:p>0.1603486</text:p>
          </table:table-cell>
          <table:table-cell office:value-type="float" office:value="0.170348130409518" calcext:value-type="float">
            <text:p>0.1703481</text:p>
          </table:table-cell>
          <table:table-cell table:number-columns-repeated="18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0.164249335255988" calcext:value-type="float">
            <text:p>0.1642493</text:p>
          </table:table-cell>
          <table:table-cell office:value-type="float" office:value="0.168405552659912" calcext:value-type="float">
            <text:p>0.1684056</text:p>
          </table:table-cell>
          <table:table-cell table:number-columns-repeated="18"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0.161350832298056" calcext:value-type="float">
            <text:p>0.1613508</text:p>
          </table:table-cell>
          <table:table-cell office:value-type="float" office:value="0.13820565193323" calcext:value-type="float">
            <text:p>0.1382057</text:p>
          </table:table-cell>
          <table:table-cell table:number-columns-repeated="18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0.160020627150178" calcext:value-type="float">
            <text:p>0.1600206</text:p>
          </table:table-cell>
          <table:table-cell office:value-type="float" office:value="0.179322689054668" calcext:value-type="float">
            <text:p>0.1793227</text:p>
          </table:table-cell>
          <table:table-cell table:number-columns-repeated="18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0.155926850137556" calcext:value-type="float">
            <text:p>0.1559269</text:p>
          </table:table-cell>
          <table:table-cell office:value-type="float" office:value="0.171842876567772" calcext:value-type="float">
            <text:p>0.1718429</text:p>
          </table:table-cell>
          <table:table-cell table:number-columns-repeated="18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0.156231686668775" calcext:value-type="float">
            <text:p>0.1562317</text:p>
          </table:table-cell>
          <table:table-cell office:value-type="float" office:value="0.152463649170795" calcext:value-type="float">
            <text:p>0.1524636</text:p>
          </table:table-cell>
          <table:table-cell table:number-columns-repeated="18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0.148874028096163" calcext:value-type="float">
            <text:p>0.1488740</text:p>
          </table:table-cell>
          <table:table-cell office:value-type="float" office:value="0.143389990652536" calcext:value-type="float">
            <text:p>0.1433900</text:p>
          </table:table-cell>
          <table:table-cell table:number-columns-repeated="18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0.153677279038923" calcext:value-type="float">
            <text:p>0.1536773</text:p>
          </table:table-cell>
          <table:table-cell office:value-type="float" office:value="0.159317056931671" calcext:value-type="float">
            <text:p>0.1593171</text:p>
          </table:table-cell>
          <table:table-cell table:number-columns-repeated="18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0.15159616839094" calcext:value-type="float">
            <text:p>0.1515962</text:p>
          </table:table-cell>
          <table:table-cell office:value-type="float" office:value="0.158454742654137" calcext:value-type="float">
            <text:p>0.1584547</text:p>
          </table:table-cell>
          <table:table-cell table:number-columns-repeated="18"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0.142950651979479" calcext:value-type="float">
            <text:p>0.1429507</text:p>
          </table:table-cell>
          <table:table-cell office:value-type="float" office:value="0.137723972381995" calcext:value-type="float">
            <text:p>0.1377240</text:p>
          </table:table-cell>
          <table:table-cell table:number-columns-repeated="18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0.140238651078767" calcext:value-type="float">
            <text:p>0.1402387</text:p>
          </table:table-cell>
          <table:table-cell office:value-type="float" office:value="0.150262533046262" calcext:value-type="float">
            <text:p>0.1502625</text:p>
          </table:table-cell>
          <table:table-cell table:number-columns-repeated="18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0.151952608904151" calcext:value-type="float">
            <text:p>0.1519526</text:p>
          </table:table-cell>
          <table:table-cell office:value-type="float" office:value="0.140817131255858" calcext:value-type="float">
            <text:p>0.1408171</text:p>
          </table:table-cell>
          <table:table-cell table:number-columns-repeated="18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0.154059788043357" calcext:value-type="float">
            <text:p>0.1540598</text:p>
          </table:table-cell>
          <table:table-cell office:value-type="float" office:value="0.152011824569208" calcext:value-type="float">
            <text:p>0.1520118</text:p>
          </table:table-cell>
          <table:table-cell table:number-columns-repeated="18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0.141877175491455" calcext:value-type="float">
            <text:p>0.1418772</text:p>
          </table:table-cell>
          <table:table-cell office:value-type="float" office:value="0.138799966290324" calcext:value-type="float">
            <text:p>0.1388000</text:p>
          </table:table-cell>
          <table:table-cell table:number-columns-repeated="18"/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0.12833539566688" calcext:value-type="float">
            <text:p>0.1283354</text:p>
          </table:table-cell>
          <table:table-cell office:value-type="float" office:value="0.137989076688396" calcext:value-type="float">
            <text:p>0.1379891</text:p>
          </table:table-cell>
          <table:table-cell table:number-columns-repeated="18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0.144086454649848" calcext:value-type="float">
            <text:p>0.1440865</text:p>
          </table:table-cell>
          <table:table-cell office:value-type="float" office:value="0.155766791504663" calcext:value-type="float">
            <text:p>0.1557668</text:p>
          </table:table-cell>
          <table:table-cell table:number-columns-repeated="18"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0.140131951970453" calcext:value-type="float">
            <text:p>0.1401320</text:p>
          </table:table-cell>
          <table:table-cell office:value-type="float" office:value="0.12825104821351" calcext:value-type="float">
            <text:p>0.1282510</text:p>
          </table:table-cell>
          <table:table-cell table:number-columns-repeated="18"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0.126257930067261" calcext:value-type="float">
            <text:p>0.1262579</text:p>
          </table:table-cell>
          <table:table-cell office:value-type="float" office:value="0.135261493144663" calcext:value-type="float">
            <text:p>0.1352615</text:p>
          </table:table-cell>
          <table:table-cell table:number-columns-repeated="18"/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0.141618772909212" calcext:value-type="float">
            <text:p>0.1416188</text:p>
          </table:table-cell>
          <table:table-cell office:value-type="float" office:value="0.152341730010465" calcext:value-type="float">
            <text:p>0.1523417</text:p>
          </table:table-cell>
          <table:table-cell table:number-columns-repeated="18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0.128181263626151" calcext:value-type="float">
            <text:p>0.1281813</text:p>
          </table:table-cell>
          <table:table-cell office:value-type="float" office:value="0.127099935634657" calcext:value-type="float">
            <text:p>0.1270999</text:p>
          </table:table-cell>
          <table:table-cell table:number-columns-repeated="18"/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0.145172025788194" calcext:value-type="float">
            <text:p>0.1451720</text:p>
          </table:table-cell>
          <table:table-cell office:value-type="float" office:value="0.145477875919565" calcext:value-type="float">
            <text:p>0.1454779</text:p>
          </table:table-cell>
          <table:table-cell table:number-columns-repeated="18"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0.139406377155853" calcext:value-type="float">
            <text:p>0.1394064</text:p>
          </table:table-cell>
          <table:table-cell office:value-type="float" office:value="0.153895456796061" calcext:value-type="float">
            <text:p>0.1538955</text:p>
          </table:table-cell>
          <table:table-cell table:number-columns-repeated="18"/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0.133976124924786" calcext:value-type="float">
            <text:p>0.1339761</text:p>
          </table:table-cell>
          <table:table-cell office:value-type="float" office:value="0.137749596665179" calcext:value-type="float">
            <text:p>0.1377496</text:p>
          </table:table-cell>
          <table:table-cell table:number-columns-repeated="18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0.134182977693042" calcext:value-type="float">
            <text:p>0.1341830</text:p>
          </table:table-cell>
          <table:table-cell office:value-type="float" office:value="0.143270573425765" calcext:value-type="float">
            <text:p>0.1432706</text:p>
          </table:table-cell>
          <table:table-cell table:number-columns-repeated="18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0.141150525646404" calcext:value-type="float">
            <text:p>0.1411505</text:p>
          </table:table-cell>
          <table:table-cell office:value-type="float" office:value="0.144332504269155" calcext:value-type="float">
            <text:p>0.1443325</text:p>
          </table:table-cell>
          <table:table-cell table:number-columns-repeated="18"/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0.133168566961521" calcext:value-type="float">
            <text:p>0.1331686</text:p>
          </table:table-cell>
          <table:table-cell office:value-type="float" office:value="0.137712444905408" calcext:value-type="float">
            <text:p>0.1377124</text:p>
          </table:table-cell>
          <table:table-cell table:number-columns-repeated="18"/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0.135898776954229" calcext:value-type="float">
            <text:p>0.1358988</text:p>
          </table:table-cell>
          <table:table-cell office:value-type="float" office:value="0.136874022173769" calcext:value-type="float">
            <text:p>0.1368740</text:p>
          </table:table-cell>
          <table:table-cell table:number-columns-repeated="18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0.119487080669182" calcext:value-type="float">
            <text:p>0.1194871</text:p>
          </table:table-cell>
          <table:table-cell office:value-type="float" office:value="0.114236197392677" calcext:value-type="float">
            <text:p>0.1142362</text:p>
          </table:table-cell>
          <table:table-cell table:number-columns-repeated="18"/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0.135795104624492" calcext:value-type="float">
            <text:p>0.1357951</text:p>
          </table:table-cell>
          <table:table-cell office:value-type="float" office:value="0.111837831723006" calcext:value-type="float">
            <text:p>0.1118378</text:p>
          </table:table-cell>
          <table:table-cell table:number-columns-repeated="18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0.144501727955777" calcext:value-type="float">
            <text:p>0.1445017</text:p>
          </table:table-cell>
          <table:table-cell office:value-type="float" office:value="0.127050360865302" calcext:value-type="float">
            <text:p>0.1270504</text:p>
          </table:table-cell>
          <table:table-cell table:number-columns-repeated="18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0.124473411648853" calcext:value-type="float">
            <text:p>0.1244734</text:p>
          </table:table-cell>
          <table:table-cell office:value-type="float" office:value="0.139869711771779" calcext:value-type="float">
            <text:p>0.1398697</text:p>
          </table:table-cell>
          <table:table-cell table:number-columns-repeated="18"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0.13197319707238" calcext:value-type="float">
            <text:p>0.1319732</text:p>
          </table:table-cell>
          <table:table-cell office:value-type="float" office:value="0.151297289171255" calcext:value-type="float">
            <text:p>0.1512973</text:p>
          </table:table-cell>
          <table:table-cell table:number-columns-repeated="18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0.127890306837346" calcext:value-type="float">
            <text:p>0.1278903</text:p>
          </table:table-cell>
          <table:table-cell office:value-type="float" office:value="0.129255843931414" calcext:value-type="float">
            <text:p>0.1292558</text:p>
          </table:table-cell>
          <table:table-cell table:number-columns-repeated="18"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0.131706637786611" calcext:value-type="float">
            <text:p>0.1317066</text:p>
          </table:table-cell>
          <table:table-cell office:value-type="float" office:value="0.129342564925241" calcext:value-type="float">
            <text:p>0.1293426</text:p>
          </table:table-cell>
          <table:table-cell table:number-columns-repeated="18"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0.130632683545779" calcext:value-type="float">
            <text:p>0.1306327</text:p>
          </table:table-cell>
          <table:table-cell office:value-type="float" office:value="0.129709300771225" calcext:value-type="float">
            <text:p>0.1297093</text:p>
          </table:table-cell>
          <table:table-cell table:number-columns-repeated="18"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0.118169533920526" calcext:value-type="float">
            <text:p>0.1181695</text:p>
          </table:table-cell>
          <table:table-cell office:value-type="float" office:value="0.122471934610229" calcext:value-type="float">
            <text:p>0.1224719</text:p>
          </table:table-cell>
          <table:table-cell table:number-columns-repeated="18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0.113998721101124" calcext:value-type="float">
            <text:p>0.1139987</text:p>
          </table:table-cell>
          <table:table-cell office:value-type="float" office:value="0.131367591417942" calcext:value-type="float">
            <text:p>0.1313676</text:p>
          </table:table-cell>
          <table:table-cell table:number-columns-repeated="18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0.122218145277783" calcext:value-type="float">
            <text:p>0.1222181</text:p>
          </table:table-cell>
          <table:table-cell office:value-type="float" office:value="0.133040609026225" calcext:value-type="float">
            <text:p>0.1330406</text:p>
          </table:table-cell>
          <table:table-cell table:number-columns-repeated="18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0.115156947781532" calcext:value-type="float">
            <text:p>0.1151569</text:p>
          </table:table-cell>
          <table:table-cell office:value-type="float" office:value="0.122511201237556" calcext:value-type="float">
            <text:p>0.1225112</text:p>
          </table:table-cell>
          <table:table-cell table:number-columns-repeated="18"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0.116398206241612" calcext:value-type="float">
            <text:p>0.1163982</text:p>
          </table:table-cell>
          <table:table-cell office:value-type="float" office:value="0.100310024476788" calcext:value-type="float">
            <text:p>0.1003100</text:p>
          </table:table-cell>
          <table:table-cell table:number-columns-repeated="18"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0.117677642836481" calcext:value-type="float">
            <text:p>0.1176776</text:p>
          </table:table-cell>
          <table:table-cell office:value-type="float" office:value="0.134876332146633" calcext:value-type="float">
            <text:p>0.1348763</text:p>
          </table:table-cell>
          <table:table-cell table:number-columns-repeated="18"/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0.112873996181035" calcext:value-type="float">
            <text:p>0.1128740</text:p>
          </table:table-cell>
          <table:table-cell office:value-type="float" office:value="0.0984596984587987" calcext:value-type="float">
            <text:p>0.0984597</text:p>
          </table:table-cell>
          <table:table-cell table:number-columns-repeated="18"/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0.122517940556031" calcext:value-type="float">
            <text:p>0.1225179</text:p>
          </table:table-cell>
          <table:table-cell office:value-type="float" office:value="0.142463760298607" calcext:value-type="float">
            <text:p>0.1424638</text:p>
          </table:table-cell>
          <table:table-cell table:number-columns-repeated="18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0.107943818518194" calcext:value-type="float">
            <text:p>0.1079438</text:p>
          </table:table-cell>
          <table:table-cell office:value-type="float" office:value="0.100795475545504" calcext:value-type="float">
            <text:p>0.1007955</text:p>
          </table:table-cell>
          <table:table-cell table:number-columns-repeated="18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0.105519244666218" calcext:value-type="float">
            <text:p>0.1055192</text:p>
          </table:table-cell>
          <table:table-cell office:value-type="float" office:value="0.120495320399368" calcext:value-type="float">
            <text:p>0.1204953</text:p>
          </table:table-cell>
          <table:table-cell table:number-columns-repeated="18"/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0.0944956660673247" calcext:value-type="float">
            <text:p>0.0944957</text:p>
          </table:table-cell>
          <table:table-cell office:value-type="float" office:value="0.0999185531143642" calcext:value-type="float">
            <text:p>0.0999186</text:p>
          </table:table-cell>
          <table:table-cell table:number-columns-repeated="18"/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0.104019177990915" calcext:value-type="float">
            <text:p>0.1040192</text:p>
          </table:table-cell>
          <table:table-cell office:value-type="float" office:value="0.100549614469581" calcext:value-type="float">
            <text:p>0.1005496</text:p>
          </table:table-cell>
          <table:table-cell table:number-columns-repeated="18"/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0.100430381215259" calcext:value-type="float">
            <text:p>0.1004304</text:p>
          </table:table-cell>
          <table:table-cell office:value-type="float" office:value="0.115888879717941" calcext:value-type="float">
            <text:p>0.1158889</text:p>
          </table:table-cell>
          <table:table-cell table:number-columns-repeated="18"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0.0981006292185669" calcext:value-type="float">
            <text:p>0.0981006</text:p>
          </table:table-cell>
          <table:table-cell office:value-type="float" office:value="0.0970494637165583" calcext:value-type="float">
            <text:p>0.0970495</text:p>
          </table:table-cell>
          <table:table-cell table:number-columns-repeated="18"/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float" office:value="0.0982299701520393" calcext:value-type="float">
            <text:p>0.0982300</text:p>
          </table:table-cell>
          <table:table-cell office:value-type="float" office:value="0.0839312829479574" calcext:value-type="float">
            <text:p>0.0839313</text:p>
          </table:table-cell>
          <table:table-cell table:number-columns-repeated="18"/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0.0961839177344281" calcext:value-type="float">
            <text:p>0.0961839</text:p>
          </table:table-cell>
          <table:table-cell office:value-type="float" office:value="0.0888456323787044" calcext:value-type="float">
            <text:p>0.0888456</text:p>
          </table:table-cell>
          <table:table-cell table:number-columns-repeated="18"/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0.109246897467237" calcext:value-type="float">
            <text:p>0.1092469</text:p>
          </table:table-cell>
          <table:table-cell office:value-type="float" office:value="0.10230718764748" calcext:value-type="float">
            <text:p>0.1023072</text:p>
          </table:table-cell>
          <table:table-cell table:number-columns-repeated="18"/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0.102402647232414" calcext:value-type="float">
            <text:p>0.1024026</text:p>
          </table:table-cell>
          <table:table-cell office:value-type="float" office:value="0.11364736872454" calcext:value-type="float">
            <text:p>0.1136474</text:p>
          </table:table-cell>
          <table:table-cell table:number-columns-repeated="18"/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0.103916624820294" calcext:value-type="float">
            <text:p>0.1039166</text:p>
          </table:table-cell>
          <table:table-cell office:value-type="float" office:value="0.100453318777809" calcext:value-type="float">
            <text:p>0.1004533</text:p>
          </table:table-cell>
          <table:table-cell table:number-columns-repeated="18"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0.104243498037416" calcext:value-type="float">
            <text:p>0.1042435</text:p>
          </table:table-cell>
          <table:table-cell office:value-type="float" office:value="0.0778591007851917" calcext:value-type="float">
            <text:p>0.0778591</text:p>
          </table:table-cell>
          <table:table-cell table:number-columns-repeated="18"/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0.10635380532379" calcext:value-type="float">
            <text:p>0.1063538</text:p>
          </table:table-cell>
          <table:table-cell office:value-type="float" office:value="0.106355171705895" calcext:value-type="float">
            <text:p>0.1063552</text:p>
          </table:table-cell>
          <table:table-cell table:number-columns-repeated="18"/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0.100015909034477" calcext:value-type="float">
            <text:p>0.1000159</text:p>
          </table:table-cell>
          <table:table-cell office:value-type="float" office:value="0.084207011244477" calcext:value-type="float">
            <text:p>0.0842070</text:p>
          </table:table-cell>
          <table:table-cell table:number-columns-repeated="18"/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float" office:value="0.0984503376398996" calcext:value-type="float">
            <text:p>0.0984503</text:p>
          </table:table-cell>
          <table:table-cell office:value-type="float" office:value="0.0855804023134365" calcext:value-type="float">
            <text:p>0.0855804</text:p>
          </table:table-cell>
          <table:table-cell table:number-columns-repeated="18"/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0.0891298408048163" calcext:value-type="float">
            <text:p>0.0891298</text:p>
          </table:table-cell>
          <table:table-cell office:value-type="float" office:value="0.0726715363740063" calcext:value-type="float">
            <text:p>0.0726715</text:p>
          </table:table-cell>
          <table:table-cell table:number-columns-repeated="18"/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0.0884675796050204" calcext:value-type="float">
            <text:p>0.0884676</text:p>
          </table:table-cell>
          <table:table-cell office:value-type="float" office:value="0.0863872753904749" calcext:value-type="float">
            <text:p>0.0863873</text:p>
          </table:table-cell>
          <table:table-cell table:number-columns-repeated="18"/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0.101907259912896" calcext:value-type="float">
            <text:p>0.1019073</text:p>
          </table:table-cell>
          <table:table-cell office:value-type="float" office:value="0.0866968736435656" calcext:value-type="float">
            <text:p>0.0866969</text:p>
          </table:table-cell>
          <table:table-cell table:number-columns-repeated="18"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0.0932475503461861" calcext:value-type="float">
            <text:p>0.0932476</text:p>
          </table:table-cell>
          <table:table-cell office:value-type="float" office:value="0.104263075346342" calcext:value-type="float">
            <text:p>0.1042631</text:p>
          </table:table-cell>
          <table:table-cell table:number-columns-repeated="18"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0.0915140801662058" calcext:value-type="float">
            <text:p>0.0915141</text:p>
          </table:table-cell>
          <table:table-cell office:value-type="float" office:value="0.0707551202283845" calcext:value-type="float">
            <text:p>0.0707551</text:p>
          </table:table-cell>
          <table:table-cell table:number-columns-repeated="18"/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float" office:value="0.103778116494932" calcext:value-type="float">
            <text:p>0.1037781</text:p>
          </table:table-cell>
          <table:table-cell office:value-type="float" office:value="0.11275228060124" calcext:value-type="float">
            <text:p>0.1127523</text:p>
          </table:table-cell>
          <table:table-cell table:number-columns-repeated="18"/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0.0926656864016012" calcext:value-type="float">
            <text:p>0.0926657</text:p>
          </table:table-cell>
          <table:table-cell office:value-type="float" office:value="0.0924932664528549" calcext:value-type="float">
            <text:p>0.0924933</text:p>
          </table:table-cell>
          <table:table-cell table:number-columns-repeated="18"/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0.0937249271180099" calcext:value-type="float">
            <text:p>0.0937249</text:p>
          </table:table-cell>
          <table:table-cell office:value-type="float" office:value="0.0893873191447588" calcext:value-type="float">
            <text:p>0.0893873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23:Sheet1.F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38:58.671197024</meta:creation-date>
    <meta:editing-duration>P19DT14H45M10S</meta:editing-duration>
    <meta:editing-cycles>5</meta:editing-cycles>
    <meta:generator>LibreOffice/7.3.7.2$Linux_X86_64 LibreOffice_project/30$Build-2</meta:generator>
    <dc:date>2024-03-07T14:22:03.038468822</dc:date>
    <meta:document-statistic meta:table-count="1" meta:cell-count="1669" meta:object-count="0"/>
  </office:meta>
</office:document-meta>
</file>